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de2side" table:style-name="ta1">
        <table:shapes>
          <draw:frame draw:z-index="0" draw:style-name="gr1" draw:text-style-name="P1" svg:width="188.99mm" svg:height="104.39mm" svg:x="190.1mm" svg:y="19.39mm">
            <draw:object draw:notify-on-update-of-ranges="side2side.D32:side2side.D132 side2side.A32:side2side.A132 side2side.D32:side2side.D132 side2side.B32:side2side.B132 side2side.C32:side2side.C132 side2side.D32:side2side.D1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483.336853027344" calcext:value-type="float">
            <text:p>483.336853027344</text:p>
          </table:table-cell>
          <table:table-cell office:value-type="float" office:value="325.984222412109" calcext:value-type="float">
            <text:p>325.984222412109</text:p>
          </table:table-cell>
          <table:table-cell office:value-type="float" office:value="54.7481956481934" calcext:value-type="float">
            <text:p>54.7481956481934</text:p>
          </table:table-cell>
          <table:table-cell office:value-type="float" office:value="33.3667000333667" calcext:value-type="float">
            <text:p>33.3667000333667</text:p>
          </table:table-cell>
          <table:table-cell office:value-type="float" office:value="1" calcext:value-type="float">
            <text:p>1</text:p>
          </table:table-cell>
          <table:table-cell table:formula="of:=[.E1]*1/30"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83.691864013672" calcext:value-type="float">
            <text:p>483.691864013672</text:p>
          </table:table-cell>
          <table:table-cell office:value-type="float" office:value="326.075592041016" calcext:value-type="float">
            <text:p>326.075592041016</text:p>
          </table:table-cell>
          <table:table-cell office:value-type="float" office:value="54.5720634460449" calcext:value-type="float">
            <text:p>54.5720634460449</text:p>
          </table:table-cell>
          <table:table-cell office:value-type="float" office:value="66.7334000667334" calcext:value-type="float">
            <text:p>66.7334000667334</text:p>
          </table:table-cell>
          <table:table-cell table:formula="of:=[.E1]+1" office:value-type="float" office:value="2" calcext:value-type="float">
            <text:p>2</text:p>
          </table:table-cell>
          <table:table-cell table:formula="of:=[.E2]*1/30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483.691864013672" calcext:value-type="float">
            <text:p>483.691864013672</text:p>
          </table:table-cell>
          <table:table-cell office:value-type="float" office:value="326.075592041016" calcext:value-type="float">
            <text:p>326.075592041016</text:p>
          </table:table-cell>
          <table:table-cell office:value-type="float" office:value="54.5720634460449" calcext:value-type="float">
            <text:p>54.5720634460449</text:p>
          </table:table-cell>
          <table:table-cell office:value-type="float" office:value="100.1001001001" calcext:value-type="float">
            <text:p>100.1001001001</text:p>
          </table:table-cell>
          <table:table-cell table:formula="of:=[.E2]+1" office:value-type="float" office:value="3" calcext:value-type="float">
            <text:p>3</text:p>
          </table:table-cell>
          <table:table-cell table:formula="of:=[.E3]*1/3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3.71875" calcext:value-type="float">
            <text:p>483.71875</text:p>
          </table:table-cell>
          <table:table-cell office:value-type="float" office:value="325.5" calcext:value-type="float">
            <text:p>325.5</text:p>
          </table:table-cell>
          <table:table-cell office:value-type="float" office:value="54.9911575317383" calcext:value-type="float">
            <text:p>54.9911575317383</text:p>
          </table:table-cell>
          <table:table-cell office:value-type="float" office:value="133.466800133467" calcext:value-type="float">
            <text:p>133.466800133467</text:p>
          </table:table-cell>
          <table:table-cell table:formula="of:=[.E3]+1" office:value-type="float" office:value="4" calcext:value-type="float">
            <text:p>4</text:p>
          </table:table-cell>
          <table:table-cell table:formula="of:=[.E4]*1/30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481.318969726563" calcext:value-type="float">
            <text:p>481.318969726563</text:p>
          </table:table-cell>
          <table:table-cell office:value-type="float" office:value="325.775939941406" calcext:value-type="float">
            <text:p>325.775939941406</text:p>
          </table:table-cell>
          <table:table-cell office:value-type="float" office:value="54.9543647766113" calcext:value-type="float">
            <text:p>54.9543647766113</text:p>
          </table:table-cell>
          <table:table-cell office:value-type="float" office:value="166.833500166834" calcext:value-type="float">
            <text:p>166.833500166834</text:p>
          </table:table-cell>
          <table:table-cell table:formula="of:=[.E4]+1" office:value-type="float" office:value="5" calcext:value-type="float">
            <text:p>5</text:p>
          </table:table-cell>
          <table:table-cell table:formula="of:=[.E5]*1/30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25.504821777344" calcext:value-type="float">
            <text:p>325.504821777344</text:p>
          </table:table-cell>
          <table:table-cell office:value-type="float" office:value="54.8886528015137" calcext:value-type="float">
            <text:p>54.8886528015137</text:p>
          </table:table-cell>
          <table:table-cell office:value-type="float" office:value="200.2002002002" calcext:value-type="float">
            <text:p>200.2002002002</text:p>
          </table:table-cell>
          <table:table-cell table:formula="of:=[.E5]+1" office:value-type="float" office:value="6" calcext:value-type="float">
            <text:p>6</text:p>
          </table:table-cell>
          <table:table-cell table:formula="of:=[.E6]*1/30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81.292053222656" calcext:value-type="float">
            <text:p>481.292053222656</text:p>
          </table:table-cell>
          <table:table-cell office:value-type="float" office:value="324.817504882812" calcext:value-type="float">
            <text:p>324.817504882812</text:p>
          </table:table-cell>
          <table:table-cell office:value-type="float" office:value="55.4347457885742" calcext:value-type="float">
            <text:p>55.4347457885742</text:p>
          </table:table-cell>
          <table:table-cell office:value-type="float" office:value="233.566900233567" calcext:value-type="float">
            <text:p>233.566900233567</text:p>
          </table:table-cell>
          <table:table-cell table:formula="of:=[.E6]+1" office:value-type="float" office:value="7" calcext:value-type="float">
            <text:p>7</text:p>
          </table:table-cell>
          <table:table-cell table:formula="of:=[.E7]*1/30"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481.040954589844" calcext:value-type="float">
            <text:p>481.040954589844</text:p>
          </table:table-cell>
          <table:table-cell office:value-type="float" office:value="324.384948730469" calcext:value-type="float">
            <text:p>324.384948730469</text:p>
          </table:table-cell>
          <table:table-cell office:value-type="float" office:value="55.9267387390137" calcext:value-type="float">
            <text:p>55.9267387390137</text:p>
          </table:table-cell>
          <table:table-cell office:value-type="float" office:value="266.933600266934" calcext:value-type="float">
            <text:p>266.933600266934</text:p>
          </table:table-cell>
          <table:table-cell table:formula="of:=[.E7]+1" office:value-type="float" office:value="8" calcext:value-type="float">
            <text:p>8</text:p>
          </table:table-cell>
          <table:table-cell table:formula="of:=[.E8]*1/30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480.445007324219" calcext:value-type="float">
            <text:p>480.445007324219</text:p>
          </table:table-cell>
          <table:table-cell office:value-type="float" office:value="321.895233154297" calcext:value-type="float">
            <text:p>321.895233154297</text:p>
          </table:table-cell>
          <table:table-cell office:value-type="float" office:value="58.2404937744141" calcext:value-type="float">
            <text:p>58.2404937744141</text:p>
          </table:table-cell>
          <table:table-cell office:value-type="float" office:value="300.3003003003" calcext:value-type="float">
            <text:p>300.3003003003</text:p>
          </table:table-cell>
          <table:table-cell table:formula="of:=[.E8]+1" office:value-type="float" office:value="9" calcext:value-type="float">
            <text:p>9</text:p>
          </table:table-cell>
          <table:table-cell table:formula="of:=[.E9]*1/3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79.5" calcext:value-type="float">
            <text:p>479.5</text:p>
          </table:table-cell>
          <table:table-cell office:value-type="float" office:value="322" calcext:value-type="float">
            <text:p>322</text:p>
          </table:table-cell>
          <table:table-cell office:value-type="float" office:value="58.3631858825684" calcext:value-type="float">
            <text:p>58.3631858825684</text:p>
          </table:table-cell>
          <table:table-cell office:value-type="float" office:value="333.667000333667" calcext:value-type="float">
            <text:p>333.667000333667</text:p>
          </table:table-cell>
          <table:table-cell table:formula="of:=[.E9]+1" office:value-type="float" office:value="10" calcext:value-type="float">
            <text:p>10</text:p>
          </table:table-cell>
          <table:table-cell table:formula="of:=[.E10]*1/30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80.403228759766" calcext:value-type="float">
            <text:p>480.403228759766</text:p>
          </table:table-cell>
          <table:table-cell office:value-type="float" office:value="321.887084960938" calcext:value-type="float">
            <text:p>321.887084960938</text:p>
          </table:table-cell>
          <table:table-cell office:value-type="float" office:value="58.2402763366699" calcext:value-type="float">
            <text:p>58.2402763366699</text:p>
          </table:table-cell>
          <table:table-cell office:value-type="float" office:value="367.033700367034" calcext:value-type="float">
            <text:p>367.033700367034</text:p>
          </table:table-cell>
          <table:table-cell table:formula="of:=[.E10]+1" office:value-type="float" office:value="11" calcext:value-type="float">
            <text:p>11</text:p>
          </table:table-cell>
          <table:table-cell table:formula="of:=[.E11]*1/30"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21.969573974609" calcext:value-type="float">
            <text:p>321.969573974609</text:p>
          </table:table-cell>
          <table:table-cell office:value-type="float" office:value="58.2793350219727" calcext:value-type="float">
            <text:p>58.2793350219727</text:p>
          </table:table-cell>
          <table:table-cell office:value-type="float" office:value="400.4004004004" calcext:value-type="float">
            <text:p>400.4004004004</text:p>
          </table:table-cell>
          <table:table-cell table:formula="of:=[.E11]+1" office:value-type="float" office:value="12" calcext:value-type="float">
            <text:p>12</text:p>
          </table:table-cell>
          <table:table-cell table:formula="of:=[.E12]*1/3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79.5" calcext:value-type="float">
            <text:p>479.5</text:p>
          </table:table-cell>
          <table:table-cell office:value-type="float" office:value="321.543090820313" calcext:value-type="float">
            <text:p>321.543090820313</text:p>
          </table:table-cell>
          <table:table-cell office:value-type="float" office:value="58.5965690612793" calcext:value-type="float">
            <text:p>58.5965690612793</text:p>
          </table:table-cell>
          <table:table-cell office:value-type="float" office:value="433.767100433767" calcext:value-type="float">
            <text:p>433.767100433767</text:p>
          </table:table-cell>
          <table:table-cell table:formula="of:=[.E12]+1" office:value-type="float" office:value="13" calcext:value-type="float">
            <text:p>13</text:p>
          </table:table-cell>
          <table:table-cell table:formula="of:=[.E13]*1/30"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78.818634033203" calcext:value-type="float">
            <text:p>478.818634033203</text:p>
          </table:table-cell>
          <table:table-cell office:value-type="float" office:value="321.78466796875" calcext:value-type="float">
            <text:p>321.78466796875</text:p>
          </table:table-cell>
          <table:table-cell office:value-type="float" office:value="58.2293014526367" calcext:value-type="float">
            <text:p>58.2293014526367</text:p>
          </table:table-cell>
          <table:table-cell office:value-type="float" office:value="467.133800467134" calcext:value-type="float">
            <text:p>467.133800467134</text:p>
          </table:table-cell>
          <table:table-cell table:formula="of:=[.E13]+1" office:value-type="float" office:value="14" calcext:value-type="float">
            <text:p>14</text:p>
          </table:table-cell>
          <table:table-cell table:formula="of:=[.E14]*1/30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478.224792480469" calcext:value-type="float">
            <text:p>478.224792480469</text:p>
          </table:table-cell>
          <table:table-cell office:value-type="float" office:value="321.619750976562" calcext:value-type="float">
            <text:p>321.619750976562</text:p>
          </table:table-cell>
          <table:table-cell office:value-type="float" office:value="58.2842292785645" calcext:value-type="float">
            <text:p>58.2842292785645</text:p>
          </table:table-cell>
          <table:table-cell office:value-type="float" office:value="500.500500500501" calcext:value-type="float">
            <text:p>500.500500500501</text:p>
          </table:table-cell>
          <table:table-cell table:formula="of:=[.E14]+1" office:value-type="float" office:value="15" calcext:value-type="float">
            <text:p>15</text:p>
          </table:table-cell>
          <table:table-cell table:formula="of:=[.E15]*1/3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79.5" calcext:value-type="float">
            <text:p>479.5</text:p>
          </table:table-cell>
          <table:table-cell office:value-type="float" office:value="321.760864257813" calcext:value-type="float">
            <text:p>321.760864257813</text:p>
          </table:table-cell>
          <table:table-cell office:value-type="float" office:value="58.3830375671387" calcext:value-type="float">
            <text:p>58.3830375671387</text:p>
          </table:table-cell>
          <table:table-cell office:value-type="float" office:value="533.867200533867" calcext:value-type="float">
            <text:p>533.867200533867</text:p>
          </table:table-cell>
          <table:table-cell table:formula="of:=[.E15]+1" office:value-type="float" office:value="16" calcext:value-type="float">
            <text:p>16</text:p>
          </table:table-cell>
          <table:table-cell table:formula="of:=[.E16]*1/30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481.144500732422" calcext:value-type="float">
            <text:p>481.144500732422</text:p>
          </table:table-cell>
          <table:table-cell office:value-type="float" office:value="321.922027587891" calcext:value-type="float">
            <text:p>321.922027587891</text:p>
          </table:table-cell>
          <table:table-cell office:value-type="float" office:value="58.3557434082031" calcext:value-type="float">
            <text:p>58.3557434082031</text:p>
          </table:table-cell>
          <table:table-cell office:value-type="float" office:value="567.233900567234" calcext:value-type="float">
            <text:p>567.233900567234</text:p>
          </table:table-cell>
          <table:table-cell table:formula="of:=[.E16]+1" office:value-type="float" office:value="17" calcext:value-type="float">
            <text:p>17</text:p>
          </table:table-cell>
          <table:table-cell table:formula="of:=[.E17]*1/30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481.5" calcext:value-type="float">
            <text:p>481.5</text:p>
          </table:table-cell>
          <table:table-cell office:value-type="float" office:value="322" calcext:value-type="float">
            <text:p>322</text:p>
          </table:table-cell>
          <table:table-cell office:value-type="float" office:value="58.3546180725098" calcext:value-type="float">
            <text:p>58.3546180725098</text:p>
          </table:table-cell>
          <table:table-cell office:value-type="float" office:value="600.600600600601" calcext:value-type="float">
            <text:p>600.600600600601</text:p>
          </table:table-cell>
          <table:table-cell table:formula="of:=[.E17]+1" office:value-type="float" office:value="18" calcext:value-type="float">
            <text:p>18</text:p>
          </table:table-cell>
          <table:table-cell table:formula="of:=[.E18]*1/3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1.5" calcext:value-type="float">
            <text:p>481.5</text:p>
          </table:table-cell>
          <table:table-cell office:value-type="float" office:value="322" calcext:value-type="float">
            <text:p>322</text:p>
          </table:table-cell>
          <table:table-cell office:value-type="float" office:value="58.3546180725098" calcext:value-type="float">
            <text:p>58.3546180725098</text:p>
          </table:table-cell>
          <table:table-cell office:value-type="float" office:value="633.967300633967" calcext:value-type="float">
            <text:p>633.967300633967</text:p>
          </table:table-cell>
          <table:table-cell table:formula="of:=[.E18]+1" office:value-type="float" office:value="19" calcext:value-type="float">
            <text:p>19</text:p>
          </table:table-cell>
          <table:table-cell table:formula="of:=[.E19]*1/30"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483.084564208984" calcext:value-type="float">
            <text:p>483.084564208984</text:p>
          </table:table-cell>
          <table:table-cell office:value-type="float" office:value="322.161804199219" calcext:value-type="float">
            <text:p>322.161804199219</text:p>
          </table:table-cell>
          <table:table-cell office:value-type="float" office:value="58.1087760925293" calcext:value-type="float">
            <text:p>58.1087760925293</text:p>
          </table:table-cell>
          <table:table-cell office:value-type="float" office:value="667.334000667334" calcext:value-type="float">
            <text:p>667.334000667334</text:p>
          </table:table-cell>
          <table:table-cell table:formula="of:=[.E19]+1" office:value-type="float" office:value="20" calcext:value-type="float">
            <text:p>20</text:p>
          </table:table-cell>
          <table:table-cell table:formula="of:=[.E20]*1/30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483.672973632813" calcext:value-type="float">
            <text:p>483.672973632813</text:p>
          </table:table-cell>
          <table:table-cell office:value-type="float" office:value="321.923400878906" calcext:value-type="float">
            <text:p>321.923400878906</text:p>
          </table:table-cell>
          <table:table-cell office:value-type="float" office:value="58.2581329345703" calcext:value-type="float">
            <text:p>58.2581329345703</text:p>
          </table:table-cell>
          <table:table-cell office:value-type="float" office:value="700.700700700701" calcext:value-type="float">
            <text:p>700.700700700701</text:p>
          </table:table-cell>
          <table:table-cell table:formula="of:=[.E20]+1" office:value-type="float" office:value="21" calcext:value-type="float">
            <text:p>21</text:p>
          </table:table-cell>
          <table:table-cell table:formula="of:=[.E21]*1/3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84.116668701172" calcext:value-type="float">
            <text:p>484.116668701172</text:p>
          </table:table-cell>
          <table:table-cell office:value-type="float" office:value="322.033325195313" calcext:value-type="float">
            <text:p>322.033325195313</text:p>
          </table:table-cell>
          <table:table-cell office:value-type="float" office:value="58.241096496582" calcext:value-type="float">
            <text:p>58.241096496582</text:p>
          </table:table-cell>
          <table:table-cell office:value-type="float" office:value="734.067400734067" calcext:value-type="float">
            <text:p>734.067400734067</text:p>
          </table:table-cell>
          <table:table-cell table:formula="of:=[.E21]+1" office:value-type="float" office:value="22" calcext:value-type="float">
            <text:p>22</text:p>
          </table:table-cell>
          <table:table-cell table:formula="of:=[.E22]*1/30"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484.116668701172" calcext:value-type="float">
            <text:p>484.116668701172</text:p>
          </table:table-cell>
          <table:table-cell office:value-type="float" office:value="322.033325195313" calcext:value-type="float">
            <text:p>322.033325195313</text:p>
          </table:table-cell>
          <table:table-cell office:value-type="float" office:value="58.241096496582" calcext:value-type="float">
            <text:p>58.241096496582</text:p>
          </table:table-cell>
          <table:table-cell office:value-type="float" office:value="767.434100767434" calcext:value-type="float">
            <text:p>767.434100767434</text:p>
          </table:table-cell>
          <table:table-cell table:formula="of:=[.E22]+1" office:value-type="float" office:value="23" calcext:value-type="float">
            <text:p>23</text:p>
          </table:table-cell>
          <table:table-cell table:formula="of:=[.E23]*1/30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484.928192138672" calcext:value-type="float">
            <text:p>484.928192138672</text:p>
          </table:table-cell>
          <table:table-cell office:value-type="float" office:value="322.215454101562" calcext:value-type="float">
            <text:p>322.215454101562</text:p>
          </table:table-cell>
          <table:table-cell office:value-type="float" office:value="58.4678688049316" calcext:value-type="float">
            <text:p>58.4678688049316</text:p>
          </table:table-cell>
          <table:table-cell office:value-type="float" office:value="800.800800800801" calcext:value-type="float">
            <text:p>800.800800800801</text:p>
          </table:table-cell>
          <table:table-cell table:formula="of:=[.E23]+1" office:value-type="float" office:value="24" calcext:value-type="float">
            <text:p>24</text:p>
          </table:table-cell>
          <table:table-cell table:formula="of:=[.E24]*1/3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29.863647460937" calcext:value-type="float">
            <text:p>329.863647460937</text:p>
          </table:table-cell>
          <table:table-cell office:value-type="float" office:value="50.352668762207" calcext:value-type="float">
            <text:p>50.352668762207</text:p>
          </table:table-cell>
          <table:table-cell office:value-type="float" office:value="834.167500834167" calcext:value-type="float">
            <text:p>834.167500834167</text:p>
          </table:table-cell>
          <table:table-cell table:formula="of:=[.E24]+1" office:value-type="float" office:value="25" calcext:value-type="float">
            <text:p>25</text:p>
          </table:table-cell>
          <table:table-cell table:formula="of:=[.E25]*1/30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483.772735595703" calcext:value-type="float">
            <text:p>483.772735595703</text:p>
          </table:table-cell>
          <table:table-cell office:value-type="float" office:value="321.590911865234" calcext:value-type="float">
            <text:p>321.590911865234</text:p>
          </table:table-cell>
          <table:table-cell office:value-type="float" office:value="58.6038589477539" calcext:value-type="float">
            <text:p>58.6038589477539</text:p>
          </table:table-cell>
          <table:table-cell office:value-type="float" office:value="867.534200867534" calcext:value-type="float">
            <text:p>867.534200867534</text:p>
          </table:table-cell>
          <table:table-cell table:formula="of:=[.E25]+1" office:value-type="float" office:value="26" calcext:value-type="float">
            <text:p>26</text:p>
          </table:table-cell>
          <table:table-cell table:formula="of:=[.E26]*1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float" office:value="485.192504882813" calcext:value-type="float">
            <text:p>485.192504882813</text:p>
          </table:table-cell>
          <table:table-cell office:value-type="float" office:value="321.422454833984" calcext:value-type="float">
            <text:p>321.422454833984</text:p>
          </table:table-cell>
          <table:table-cell office:value-type="float" office:value="59.3010292053223" calcext:value-type="float">
            <text:p>59.3010292053223</text:p>
          </table:table-cell>
          <table:table-cell office:value-type="float" office:value="900.900900900901" calcext:value-type="float">
            <text:p>900.900900900901</text:p>
          </table:table-cell>
          <table:table-cell table:formula="of:=[.E26]+1" office:value-type="float" office:value="27" calcext:value-type="float">
            <text:p>27</text:p>
          </table:table-cell>
          <table:table-cell table:formula="of:=[.E27]*1/3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21" calcext:value-type="float">
            <text:p>321</text:p>
          </table:table-cell>
          <table:table-cell office:value-type="float" office:value="59.8081245422363" calcext:value-type="float">
            <text:p>59.8081245422363</text:p>
          </table:table-cell>
          <table:table-cell office:value-type="float" office:value="934.267600934268" calcext:value-type="float">
            <text:p>934.267600934268</text:p>
          </table:table-cell>
          <table:table-cell table:formula="of:=[.E27]+1" office:value-type="float" office:value="28" calcext:value-type="float">
            <text:p>28</text:p>
          </table:table-cell>
          <table:table-cell table:formula="of:=[.E28]*1/30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485.788146972656" calcext:value-type="float">
            <text:p>485.788146972656</text:p>
          </table:table-cell>
          <table:table-cell office:value-type="float" office:value="321.262725830078" calcext:value-type="float">
            <text:p>321.262725830078</text:p>
          </table:table-cell>
          <table:table-cell office:value-type="float" office:value="60.128604888916" calcext:value-type="float">
            <text:p>60.128604888916</text:p>
          </table:table-cell>
          <table:table-cell office:value-type="float" office:value="967.634300967634" calcext:value-type="float">
            <text:p>967.634300967634</text:p>
          </table:table-cell>
          <table:table-cell table:formula="of:=[.E28]+1" office:value-type="float" office:value="29" calcext:value-type="float">
            <text:p>29</text:p>
          </table:table-cell>
          <table:table-cell table:formula="of:=[.E29]*1/30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84.832855224609" calcext:value-type="float">
            <text:p>484.832855224609</text:p>
          </table:table-cell>
          <table:table-cell office:value-type="float" office:value="321.02490234375" calcext:value-type="float">
            <text:p>321.02490234375</text:p>
          </table:table-cell>
          <table:table-cell office:value-type="float" office:value="60.0982780456543" calcext:value-type="float">
            <text:p>60.0982780456543</text:p>
          </table:table-cell>
          <table:table-cell office:value-type="float" office:value="1001.001001001" calcext:value-type="float">
            <text:p>1001.001001001</text:p>
          </table:table-cell>
          <table:table-cell table:formula="of:=[.E29]+1" office:value-type="float" office:value="30" calcext:value-type="float">
            <text:p>30</text:p>
          </table:table-cell>
          <table:table-cell table:formula="of:=[.E30]*1/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.531768798828" calcext:value-type="float">
            <text:p>484.531768798828</text:p>
          </table:table-cell>
          <table:table-cell office:value-type="float" office:value="321.092559814453" calcext:value-type="float">
            <text:p>321.092559814453</text:p>
          </table:table-cell>
          <table:table-cell office:value-type="float" office:value="60.2211265563965" calcext:value-type="float">
            <text:p>60.2211265563965</text:p>
          </table:table-cell>
          <table:table-cell office:value-type="float" office:value="1034.36770103437" calcext:value-type="float">
            <text:p>1034.36770103437</text:p>
          </table:table-cell>
          <table:table-cell table:formula="of:=[.E30]+1" office:value-type="float" office:value="31" calcext:value-type="float">
            <text:p>31</text:p>
          </table:table-cell>
          <table:table-cell table:formula="of:=[.E31]*1/30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483.421051025391" calcext:value-type="float">
            <text:p>483.421051025391</text:p>
          </table:table-cell>
          <table:table-cell office:value-type="float" office:value="321.657897949219" calcext:value-type="float">
            <text:p>321.657897949219</text:p>
          </table:table-cell>
          <table:table-cell office:value-type="float" office:value="59.9301452636719" calcext:value-type="float">
            <text:p>59.9301452636719</text:p>
          </table:table-cell>
          <table:table-cell office:value-type="float" office:value="1067.73440106773" calcext:value-type="float">
            <text:p>1067.73440106773</text:p>
          </table:table-cell>
          <table:table-cell table:formula="of:=[.E31]+1" office:value-type="float" office:value="32" calcext:value-type="float">
            <text:p>32</text:p>
          </table:table-cell>
          <table:table-cell table:formula="of:=[.E32]*1/30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481.367919921875" calcext:value-type="float">
            <text:p>481.367919921875</text:p>
          </table:table-cell>
          <table:table-cell office:value-type="float" office:value="321.76416015625" calcext:value-type="float">
            <text:p>321.76416015625</text:p>
          </table:table-cell>
          <table:table-cell office:value-type="float" office:value="59.813045501709" calcext:value-type="float">
            <text:p>59.813045501709</text:p>
          </table:table-cell>
          <table:table-cell office:value-type="float" office:value="1101.1011011011" calcext:value-type="float">
            <text:p>1101.1011011011</text:p>
          </table:table-cell>
          <table:table-cell table:formula="of:=[.E32]+1" office:value-type="float" office:value="33" calcext:value-type="float">
            <text:p>33</text:p>
          </table:table-cell>
          <table:table-cell table:formula="of:=[.E33]*1/3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74.898010253906" calcext:value-type="float">
            <text:p>474.898010253906</text:p>
          </table:table-cell>
          <table:table-cell office:value-type="float" office:value="330.31591796875" calcext:value-type="float">
            <text:p>330.31591796875</text:p>
          </table:table-cell>
          <table:table-cell office:value-type="float" office:value="50.6605186462402" calcext:value-type="float">
            <text:p>50.6605186462402</text:p>
          </table:table-cell>
          <table:table-cell office:value-type="float" office:value="1134.46780113447" calcext:value-type="float">
            <text:p>1134.46780113447</text:p>
          </table:table-cell>
          <table:table-cell table:formula="of:=[.E33]+1" office:value-type="float" office:value="34" calcext:value-type="float">
            <text:p>34</text:p>
          </table:table-cell>
          <table:table-cell table:formula="of:=[.E34]*1/30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476.283264160156" calcext:value-type="float">
            <text:p>476.283264160156</text:p>
          </table:table-cell>
          <table:table-cell office:value-type="float" office:value="321.933471679687" calcext:value-type="float">
            <text:p>321.933471679687</text:p>
          </table:table-cell>
          <table:table-cell office:value-type="float" office:value="59.6264610290527" calcext:value-type="float">
            <text:p>59.6264610290527</text:p>
          </table:table-cell>
          <table:table-cell office:value-type="float" office:value="1167.83450116783" calcext:value-type="float">
            <text:p>1167.83450116783</text:p>
          </table:table-cell>
          <table:table-cell table:formula="of:=[.E34]+1" office:value-type="float" office:value="35" calcext:value-type="float">
            <text:p>35</text:p>
          </table:table-cell>
          <table:table-cell table:formula="of:=[.E35]*1/30" office:value-type="float" office:value="1.16666666666667" calcext:value-type="float">
            <text:p>1.16666666666667</text:p>
          </table:table-cell>
        </table:table-row>
        <table:table-row table:style-name="ro1">
          <table:table-cell office:value-type="float" office:value="472.847473144531" calcext:value-type="float">
            <text:p>472.847473144531</text:p>
          </table:table-cell>
          <table:table-cell office:value-type="float" office:value="321.457550048828" calcext:value-type="float">
            <text:p>321.457550048828</text:p>
          </table:table-cell>
          <table:table-cell office:value-type="float" office:value="59.6848907470703" calcext:value-type="float">
            <text:p>59.6848907470703</text:p>
          </table:table-cell>
          <table:table-cell office:value-type="float" office:value="1201.2012012012" calcext:value-type="float">
            <text:p>1201.2012012012</text:p>
          </table:table-cell>
          <table:table-cell table:formula="of:=[.E35]+1" office:value-type="float" office:value="36" calcext:value-type="float">
            <text:p>36</text:p>
          </table:table-cell>
          <table:table-cell table:formula="of:=[.E36]*1/30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70.5" calcext:value-type="float">
            <text:p>470.5</text:p>
          </table:table-cell>
          <table:table-cell office:value-type="float" office:value="321.5" calcext:value-type="float">
            <text:p>321.5</text:p>
          </table:table-cell>
          <table:table-cell office:value-type="float" office:value="60.0375862121582" calcext:value-type="float">
            <text:p>60.0375862121582</text:p>
          </table:table-cell>
          <table:table-cell office:value-type="float" office:value="1234.56790123457" calcext:value-type="float">
            <text:p>1234.56790123457</text:p>
          </table:table-cell>
          <table:table-cell table:formula="of:=[.E36]+1" office:value-type="float" office:value="37" calcext:value-type="float">
            <text:p>37</text:p>
          </table:table-cell>
          <table:table-cell table:formula="of:=[.E37]*1/30" office:value-type="float" office:value="1.23333333333333" calcext:value-type="float">
            <text:p>1.233333333333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21" calcext:value-type="float">
            <text:p>321</text:p>
          </table:table-cell>
          <table:table-cell office:value-type="float" office:value="60.2080726623535" calcext:value-type="float">
            <text:p>60.2080726623535</text:p>
          </table:table-cell>
          <table:table-cell office:value-type="float" office:value="1267.93460126793" calcext:value-type="float">
            <text:p>1267.93460126793</text:p>
          </table:table-cell>
          <table:table-cell table:formula="of:=[.E37]+1" office:value-type="float" office:value="38" calcext:value-type="float">
            <text:p>38</text:p>
          </table:table-cell>
          <table:table-cell table:formula="of:=[.E38]*1/30" office:value-type="float" office:value="1.26666666666667" calcext:value-type="float">
            <text:p>1.26666666666667</text:p>
          </table:table-cell>
        </table:table-row>
        <table:table-row table:style-name="ro1">
          <table:table-cell office:value-type="float" office:value="462.381866455078" calcext:value-type="float">
            <text:p>462.381866455078</text:p>
          </table:table-cell>
          <table:table-cell office:value-type="float" office:value="320.090606689453" calcext:value-type="float">
            <text:p>320.090606689453</text:p>
          </table:table-cell>
          <table:table-cell office:value-type="float" office:value="60.6396369934082" calcext:value-type="float">
            <text:p>60.6396369934082</text:p>
          </table:table-cell>
          <table:table-cell office:value-type="float" office:value="1301.3013013013" calcext:value-type="float">
            <text:p>1301.3013013013</text:p>
          </table:table-cell>
          <table:table-cell table:formula="of:=[.E38]+1" office:value-type="float" office:value="39" calcext:value-type="float">
            <text:p>39</text:p>
          </table:table-cell>
          <table:table-cell table:formula="of:=[.E39]*1/30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60.340911865234" calcext:value-type="float">
            <text:p>460.340911865234</text:p>
          </table:table-cell>
          <table:table-cell office:value-type="float" office:value="320.295440673828" calcext:value-type="float">
            <text:p>320.295440673828</text:p>
          </table:table-cell>
          <table:table-cell office:value-type="float" office:value="60.4309158325195" calcext:value-type="float">
            <text:p>60.4309158325195</text:p>
          </table:table-cell>
          <table:table-cell office:value-type="float" office:value="1334.66800133467" calcext:value-type="float">
            <text:p>1334.66800133467</text:p>
          </table:table-cell>
          <table:table-cell table:formula="of:=[.E39]+1" office:value-type="float" office:value="40" calcext:value-type="float">
            <text:p>40</text:p>
          </table:table-cell>
          <table:table-cell table:formula="of:=[.E40]*1/30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454.716125488281" calcext:value-type="float">
            <text:p>454.716125488281</text:p>
          </table:table-cell>
          <table:table-cell office:value-type="float" office:value="320.042114257812" calcext:value-type="float">
            <text:p>320.042114257812</text:p>
          </table:table-cell>
          <table:table-cell office:value-type="float" office:value="60.1108055114746" calcext:value-type="float">
            <text:p>60.1108055114746</text:p>
          </table:table-cell>
          <table:table-cell office:value-type="float" office:value="1368.03470136804" calcext:value-type="float">
            <text:p>1368.03470136804</text:p>
          </table:table-cell>
          <table:table-cell table:formula="of:=[.E40]+1" office:value-type="float" office:value="41" calcext:value-type="float">
            <text:p>41</text:p>
          </table:table-cell>
          <table:table-cell table:formula="of:=[.E41]*1/30" office:value-type="float" office:value="1.36666666666667" calcext:value-type="float">
            <text:p>1.36666666666667</text:p>
          </table:table-cell>
        </table:table-row>
        <table:table-row table:style-name="ro1">
          <table:table-cell office:value-type="float" office:value="452.858917236328" calcext:value-type="float">
            <text:p>452.858917236328</text:p>
          </table:table-cell>
          <table:table-cell office:value-type="float" office:value="320.346588134766" calcext:value-type="float">
            <text:p>320.346588134766</text:p>
          </table:table-cell>
          <table:table-cell office:value-type="float" office:value="60.0465545654297" calcext:value-type="float">
            <text:p>60.0465545654297</text:p>
          </table:table-cell>
          <table:table-cell office:value-type="float" office:value="1401.4014014014" calcext:value-type="float">
            <text:p>1401.4014014014</text:p>
          </table:table-cell>
          <table:table-cell table:formula="of:=[.E41]+1" office:value-type="float" office:value="42" calcext:value-type="float">
            <text:p>42</text:p>
          </table:table-cell>
          <table:table-cell table:formula="of:=[.E42]*1/30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60.0167617797852" calcext:value-type="float">
            <text:p>60.0167617797852</text:p>
          </table:table-cell>
          <table:table-cell office:value-type="float" office:value="1434.76810143477" calcext:value-type="float">
            <text:p>1434.76810143477</text:p>
          </table:table-cell>
          <table:table-cell table:formula="of:=[.E42]+1" office:value-type="float" office:value="43" calcext:value-type="float">
            <text:p>43</text:p>
          </table:table-cell>
          <table:table-cell table:formula="of:=[.E43]*1/30" office:value-type="float" office:value="1.43333333333333" calcext:value-type="float">
            <text:p>1.433333333333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20.5" calcext:value-type="float">
            <text:p>320.5</text:p>
          </table:table-cell>
          <table:table-cell office:value-type="float" office:value="60.0355072021484" calcext:value-type="float">
            <text:p>60.0355072021484</text:p>
          </table:table-cell>
          <table:table-cell office:value-type="float" office:value="1468.13480146813" calcext:value-type="float">
            <text:p>1468.13480146813</text:p>
          </table:table-cell>
          <table:table-cell table:formula="of:=[.E43]+1" office:value-type="float" office:value="44" calcext:value-type="float">
            <text:p>44</text:p>
          </table:table-cell>
          <table:table-cell table:formula="of:=[.E44]*1/30" office:value-type="float" office:value="1.46666666666667" calcext:value-type="float">
            <text:p>1.46666666666667</text:p>
          </table:table-cell>
        </table:table-row>
        <table:table-row table:style-name="ro1">
          <table:table-cell office:value-type="float" office:value="435.5" calcext:value-type="float">
            <text:p>435.5</text:p>
          </table:table-cell>
          <table:table-cell office:value-type="float" office:value="331" calcext:value-type="float">
            <text:p>331</text:p>
          </table:table-cell>
          <table:table-cell office:value-type="float" office:value="49.6010055541992" calcext:value-type="float">
            <text:p>49.6010055541992</text:p>
          </table:table-cell>
          <table:table-cell office:value-type="float" office:value="1501.5015015015" calcext:value-type="float">
            <text:p>1501.5015015015</text:p>
          </table:table-cell>
          <table:table-cell table:formula="of:=[.E44]+1" office:value-type="float" office:value="45" calcext:value-type="float">
            <text:p>45</text:p>
          </table:table-cell>
          <table:table-cell table:formula="of:=[.E45]*1/30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29.5" calcext:value-type="float">
            <text:p>429.5</text:p>
          </table:table-cell>
          <table:table-cell office:value-type="float" office:value="331.5" calcext:value-type="float">
            <text:p>331.5</text:p>
          </table:table-cell>
          <table:table-cell office:value-type="float" office:value="49.3407516479492" calcext:value-type="float">
            <text:p>49.3407516479492</text:p>
          </table:table-cell>
          <table:table-cell office:value-type="float" office:value="1534.86820153487" calcext:value-type="float">
            <text:p>1534.86820153487</text:p>
          </table:table-cell>
          <table:table-cell table:formula="of:=[.E45]+1" office:value-type="float" office:value="46" calcext:value-type="float">
            <text:p>46</text:p>
          </table:table-cell>
          <table:table-cell table:formula="of:=[.E46]*1/30" office:value-type="float" office:value="1.53333333333333" calcext:value-type="float">
            <text:p>1.533333333333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31.5" calcext:value-type="float">
            <text:p>331.5</text:p>
          </table:table-cell>
          <table:table-cell office:value-type="float" office:value="50.1224479675293" calcext:value-type="float">
            <text:p>50.1224479675293</text:p>
          </table:table-cell>
          <table:table-cell office:value-type="float" office:value="1568.23490156824" calcext:value-type="float">
            <text:p>1568.23490156824</text:p>
          </table:table-cell>
          <table:table-cell table:formula="of:=[.E46]+1" office:value-type="float" office:value="47" calcext:value-type="float">
            <text:p>47</text:p>
          </table:table-cell>
          <table:table-cell table:formula="of:=[.E47]*1/30" office:value-type="float" office:value="1.56666666666667" calcext:value-type="float">
            <text:p>1.5666666666666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28.5" calcext:value-type="float">
            <text:p>328.5</text:p>
          </table:table-cell>
          <table:table-cell office:value-type="float" office:value="52.8796806335449" calcext:value-type="float">
            <text:p>52.8796806335449</text:p>
          </table:table-cell>
          <table:table-cell office:value-type="float" office:value="1601.6016016016" calcext:value-type="float">
            <text:p>1601.6016016016</text:p>
          </table:table-cell>
          <table:table-cell table:formula="of:=[.E47]+1" office:value-type="float" office:value="48" calcext:value-type="float">
            <text:p>48</text:p>
          </table:table-cell>
          <table:table-cell table:formula="of:=[.E48]*1/30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324.375" calcext:value-type="float">
            <text:p>324.375</text:p>
          </table:table-cell>
          <table:table-cell office:value-type="float" office:value="56.4305038452148" calcext:value-type="float">
            <text:p>56.4305038452148</text:p>
          </table:table-cell>
          <table:table-cell office:value-type="float" office:value="1634.96830163497" calcext:value-type="float">
            <text:p>1634.96830163497</text:p>
          </table:table-cell>
          <table:table-cell table:formula="of:=[.E48]+1" office:value-type="float" office:value="49" calcext:value-type="float">
            <text:p>49</text:p>
          </table:table-cell>
          <table:table-cell table:formula="of:=[.E49]*1/30" office:value-type="float" office:value="1.63333333333333" calcext:value-type="float">
            <text:p>1.63333333333333</text:p>
          </table:table-cell>
        </table:table-row>
        <table:table-row table:style-name="ro1">
          <table:table-cell office:value-type="float" office:value="413.943176269531" calcext:value-type="float">
            <text:p>413.943176269531</text:p>
          </table:table-cell>
          <table:table-cell office:value-type="float" office:value="330.045440673828" calcext:value-type="float">
            <text:p>330.045440673828</text:p>
          </table:table-cell>
          <table:table-cell office:value-type="float" office:value="51.6328277587891" calcext:value-type="float">
            <text:p>51.6328277587891</text:p>
          </table:table-cell>
          <table:table-cell office:value-type="float" office:value="1668.33500166834" calcext:value-type="float">
            <text:p>1668.33500166834</text:p>
          </table:table-cell>
          <table:table-cell table:formula="of:=[.E49]+1" office:value-type="float" office:value="50" calcext:value-type="float">
            <text:p>50</text:p>
          </table:table-cell>
          <table:table-cell table:formula="of:=[.E50]*1/30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409.166656494141" calcext:value-type="float">
            <text:p>409.166656494141</text:p>
          </table:table-cell>
          <table:table-cell office:value-type="float" office:value="329.333343505859" calcext:value-type="float">
            <text:p>329.333343505859</text:p>
          </table:table-cell>
          <table:table-cell office:value-type="float" office:value="52.2667770385742" calcext:value-type="float">
            <text:p>52.2667770385742</text:p>
          </table:table-cell>
          <table:table-cell office:value-type="float" office:value="1701.7017017017" calcext:value-type="float">
            <text:p>1701.7017017017</text:p>
          </table:table-cell>
          <table:table-cell table:formula="of:=[.E50]+1" office:value-type="float" office:value="51" calcext:value-type="float">
            <text:p>51</text:p>
          </table:table-cell>
          <table:table-cell table:formula="of:=[.E51]*1/30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22.168090820312" calcext:value-type="float">
            <text:p>322.168090820312</text:p>
          </table:table-cell>
          <table:table-cell office:value-type="float" office:value="58.3827133178711" calcext:value-type="float">
            <text:p>58.3827133178711</text:p>
          </table:table-cell>
          <table:table-cell office:value-type="float" office:value="1735.06840173507" calcext:value-type="float">
            <text:p>1735.06840173507</text:p>
          </table:table-cell>
          <table:table-cell table:formula="of:=[.E51]+1" office:value-type="float" office:value="52" calcext:value-type="float">
            <text:p>52</text:p>
          </table:table-cell>
          <table:table-cell table:formula="of:=[.E52]*1/30" office:value-type="float" office:value="1.73333333333333" calcext:value-type="float">
            <text:p>1.73333333333333</text:p>
          </table:table-cell>
        </table:table-row>
        <table:table-row table:style-name="ro1">
          <table:table-cell office:value-type="float" office:value="403.132293701172" calcext:value-type="float">
            <text:p>403.132293701172</text:p>
          </table:table-cell>
          <table:table-cell office:value-type="float" office:value="322.145660400391" calcext:value-type="float">
            <text:p>322.145660400391</text:p>
          </table:table-cell>
          <table:table-cell office:value-type="float" office:value="58.2924118041992" calcext:value-type="float">
            <text:p>58.2924118041992</text:p>
          </table:table-cell>
          <table:table-cell office:value-type="float" office:value="1768.43510176844" calcext:value-type="float">
            <text:p>1768.43510176844</text:p>
          </table:table-cell>
          <table:table-cell table:formula="of:=[.E52]+1" office:value-type="float" office:value="53" calcext:value-type="float">
            <text:p>53</text:p>
          </table:table-cell>
          <table:table-cell table:formula="of:=[.E53]*1/30" office:value-type="float" office:value="1.76666666666667" calcext:value-type="float">
            <text:p>1.76666666666667</text:p>
          </table:table-cell>
        </table:table-row>
        <table:table-row table:style-name="ro1">
          <table:table-cell office:value-type="float" office:value="399.134979248047" calcext:value-type="float">
            <text:p>399.134979248047</text:p>
          </table:table-cell>
          <table:table-cell office:value-type="float" office:value="322.199798583984" calcext:value-type="float">
            <text:p>322.199798583984</text:p>
          </table:table-cell>
          <table:table-cell office:value-type="float" office:value="58.2390174865723" calcext:value-type="float">
            <text:p>58.2390174865723</text:p>
          </table:table-cell>
          <table:table-cell office:value-type="float" office:value="1801.8018018018" calcext:value-type="float">
            <text:p>1801.8018018018</text:p>
          </table:table-cell>
          <table:table-cell table:formula="of:=[.E53]+1" office:value-type="float" office:value="54" calcext:value-type="float">
            <text:p>54</text:p>
          </table:table-cell>
          <table:table-cell table:formula="of:=[.E54]*1/30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323.131591796875" calcext:value-type="float">
            <text:p>323.131591796875</text:p>
          </table:table-cell>
          <table:table-cell office:value-type="float" office:value="57.5002365112305" calcext:value-type="float">
            <text:p>57.5002365112305</text:p>
          </table:table-cell>
          <table:table-cell office:value-type="float" office:value="1835.16850183517" calcext:value-type="float">
            <text:p>1835.16850183517</text:p>
          </table:table-cell>
          <table:table-cell table:formula="of:=[.E54]+1" office:value-type="float" office:value="55" calcext:value-type="float">
            <text:p>55</text:p>
          </table:table-cell>
          <table:table-cell table:formula="of:=[.E55]*1/30" office:value-type="float" office:value="1.83333333333333" calcext:value-type="float">
            <text:p>1.83333333333333</text:p>
          </table:table-cell>
        </table:table-row>
        <table:table-row table:style-name="ro1">
          <table:table-cell office:value-type="float" office:value="393.209228515625" calcext:value-type="float">
            <text:p>393.209228515625</text:p>
          </table:table-cell>
          <table:table-cell office:value-type="float" office:value="323.684387207031" calcext:value-type="float">
            <text:p>323.684387207031</text:p>
          </table:table-cell>
          <table:table-cell office:value-type="float" office:value="56.775276184082" calcext:value-type="float">
            <text:p>56.775276184082</text:p>
          </table:table-cell>
          <table:table-cell office:value-type="float" office:value="1868.53520186854" calcext:value-type="float">
            <text:p>1868.53520186854</text:p>
          </table:table-cell>
          <table:table-cell table:formula="of:=[.E55]+1" office:value-type="float" office:value="56" calcext:value-type="float">
            <text:p>56</text:p>
          </table:table-cell>
          <table:table-cell table:formula="of:=[.E56]*1/30" office:value-type="float" office:value="1.86666666666667" calcext:value-type="float">
            <text:p>1.86666666666667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328" calcext:value-type="float">
            <text:p>328</text:p>
          </table:table-cell>
          <table:table-cell office:value-type="float" office:value="53.0496025085449" calcext:value-type="float">
            <text:p>53.0496025085449</text:p>
          </table:table-cell>
          <table:table-cell office:value-type="float" office:value="1901.9019019019" calcext:value-type="float">
            <text:p>1901.9019019019</text:p>
          </table:table-cell>
          <table:table-cell table:formula="of:=[.E56]+1" office:value-type="float" office:value="57" calcext:value-type="float">
            <text:p>57</text:p>
          </table:table-cell>
          <table:table-cell table:formula="of:=[.E57]*1/30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27.580963134766" calcext:value-type="float">
            <text:p>327.580963134766</text:p>
          </table:table-cell>
          <table:table-cell office:value-type="float" office:value="53.1861457824707" calcext:value-type="float">
            <text:p>53.1861457824707</text:p>
          </table:table-cell>
          <table:table-cell office:value-type="float" office:value="1935.26860193527" calcext:value-type="float">
            <text:p>1935.26860193527</text:p>
          </table:table-cell>
          <table:table-cell table:formula="of:=[.E57]+1" office:value-type="float" office:value="58" calcext:value-type="float">
            <text:p>58</text:p>
          </table:table-cell>
          <table:table-cell table:formula="of:=[.E58]*1/30" office:value-type="float" office:value="1.93333333333333" calcext:value-type="float">
            <text:p>1.9333333333333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330" calcext:value-type="float">
            <text:p>330</text:p>
          </table:table-cell>
          <table:table-cell office:value-type="float" office:value="51.3055572509766" calcext:value-type="float">
            <text:p>51.3055572509766</text:p>
          </table:table-cell>
          <table:table-cell office:value-type="float" office:value="1968.63530196864" calcext:value-type="float">
            <text:p>1968.63530196864</text:p>
          </table:table-cell>
          <table:table-cell table:formula="of:=[.E58]+1" office:value-type="float" office:value="59" calcext:value-type="float">
            <text:p>59</text:p>
          </table:table-cell>
          <table:table-cell table:formula="of:=[.E59]*1/30" office:value-type="float" office:value="1.96666666666667" calcext:value-type="float">
            <text:p>1.96666666666667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27.5" calcext:value-type="float">
            <text:p>327.5</text:p>
          </table:table-cell>
          <table:table-cell office:value-type="float" office:value="53.5398025512695" calcext:value-type="float">
            <text:p>53.5398025512695</text:p>
          </table:table-cell>
          <table:table-cell office:value-type="float" office:value="2002.002002002" calcext:value-type="float">
            <text:p>2002.002002002</text:p>
          </table:table-cell>
          <table:table-cell table:formula="of:=[.E59]+1" office:value-type="float" office:value="60" calcext:value-type="float">
            <text:p>60</text:p>
          </table:table-cell>
          <table:table-cell table:formula="of:=[.E60]*1/30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23" calcext:value-type="float">
            <text:p>323</text:p>
          </table:table-cell>
          <table:table-cell office:value-type="float" office:value="57.558765411377" calcext:value-type="float">
            <text:p>57.558765411377</text:p>
          </table:table-cell>
          <table:table-cell office:value-type="float" office:value="2035.36870203537" calcext:value-type="float">
            <text:p>2035.36870203537</text:p>
          </table:table-cell>
          <table:table-cell table:formula="of:=[.E60]+1" office:value-type="float" office:value="61" calcext:value-type="float">
            <text:p>61</text:p>
          </table:table-cell>
          <table:table-cell table:formula="of:=[.E61]*1/30" office:value-type="float" office:value="2.03333333333333" calcext:value-type="float">
            <text:p>2.03333333333333</text:p>
          </table:table-cell>
        </table:table-row>
        <table:table-row table:style-name="ro1">
          <table:table-cell office:value-type="float" office:value="373.520538330078" calcext:value-type="float">
            <text:p>373.520538330078</text:p>
          </table:table-cell>
          <table:table-cell office:value-type="float" office:value="322.109588623047" calcext:value-type="float">
            <text:p>322.109588623047</text:p>
          </table:table-cell>
          <table:table-cell office:value-type="float" office:value="58.2519950866699" calcext:value-type="float">
            <text:p>58.2519950866699</text:p>
          </table:table-cell>
          <table:table-cell office:value-type="float" office:value="2068.73540206874" calcext:value-type="float">
            <text:p>2068.73540206874</text:p>
          </table:table-cell>
          <table:table-cell table:formula="of:=[.E61]+1" office:value-type="float" office:value="62" calcext:value-type="float">
            <text:p>62</text:p>
          </table:table-cell>
          <table:table-cell table:formula="of:=[.E62]*1/30" office:value-type="float" office:value="2.06666666666667" calcext:value-type="float">
            <text:p>2.06666666666667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2.5" calcext:value-type="float">
            <text:p>322.5</text:p>
          </table:table-cell>
          <table:table-cell office:value-type="float" office:value="58.6388244628906" calcext:value-type="float">
            <text:p>58.6388244628906</text:p>
          </table:table-cell>
          <table:table-cell office:value-type="float" office:value="2102.1021021021" calcext:value-type="float">
            <text:p>2102.1021021021</text:p>
          </table:table-cell>
          <table:table-cell table:formula="of:=[.E62]+1" office:value-type="float" office:value="63" calcext:value-type="float">
            <text:p>63</text:p>
          </table:table-cell>
          <table:table-cell table:formula="of:=[.E63]*1/30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2.5" calcext:value-type="float">
            <text:p>322.5</text:p>
          </table:table-cell>
          <table:table-cell office:value-type="float" office:value="58.7389297485352" calcext:value-type="float">
            <text:p>58.7389297485352</text:p>
          </table:table-cell>
          <table:table-cell office:value-type="float" office:value="2135.46880213547" calcext:value-type="float">
            <text:p>2135.46880213547</text:p>
          </table:table-cell>
          <table:table-cell table:formula="of:=[.E63]+1" office:value-type="float" office:value="64" calcext:value-type="float">
            <text:p>64</text:p>
          </table:table-cell>
          <table:table-cell table:formula="of:=[.E64]*1/30" office:value-type="float" office:value="2.13333333333333" calcext:value-type="float">
            <text:p>2.133333333333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22" calcext:value-type="float">
            <text:p>322</text:p>
          </table:table-cell>
          <table:table-cell office:value-type="float" office:value="58.8558540344238" calcext:value-type="float">
            <text:p>58.8558540344238</text:p>
          </table:table-cell>
          <table:table-cell office:value-type="float" office:value="2168.83550216884" calcext:value-type="float">
            <text:p>2168.83550216884</text:p>
          </table:table-cell>
          <table:table-cell table:formula="of:=[.E64]+1" office:value-type="float" office:value="65" calcext:value-type="float">
            <text:p>65</text:p>
          </table:table-cell>
          <table:table-cell table:formula="of:=[.E65]*1/30" office:value-type="float" office:value="2.16666666666667" calcext:value-type="float">
            <text:p>2.16666666666667</text:p>
          </table:table-cell>
        </table:table-row>
        <table:table-row table:style-name="ro1">
          <table:table-cell office:value-type="float" office:value="359.878295898437" calcext:value-type="float">
            <text:p>359.878295898437</text:p>
          </table:table-cell>
          <table:table-cell office:value-type="float" office:value="321.934295654297" calcext:value-type="float">
            <text:p>321.934295654297</text:p>
          </table:table-cell>
          <table:table-cell office:value-type="float" office:value="58.5009078979492" calcext:value-type="float">
            <text:p>58.5009078979492</text:p>
          </table:table-cell>
          <table:table-cell office:value-type="float" office:value="2202.2022022022" calcext:value-type="float">
            <text:p>2202.2022022022</text:p>
          </table:table-cell>
          <table:table-cell table:formula="of:=[.E65]+1" office:value-type="float" office:value="66" calcext:value-type="float">
            <text:p>66</text:p>
          </table:table-cell>
          <table:table-cell table:formula="of:=[.E66]*1/30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2.5" calcext:value-type="float">
            <text:p>322.5</text:p>
          </table:table-cell>
          <table:table-cell office:value-type="float" office:value="58.2001838684082" calcext:value-type="float">
            <text:p>58.2001838684082</text:p>
          </table:table-cell>
          <table:table-cell office:value-type="float" office:value="2235.56890223557" calcext:value-type="float">
            <text:p>2235.56890223557</text:p>
          </table:table-cell>
          <table:table-cell table:formula="of:=[.E66]+1" office:value-type="float" office:value="67" calcext:value-type="float">
            <text:p>67</text:p>
          </table:table-cell>
          <table:table-cell table:formula="of:=[.E67]*1/30" office:value-type="float" office:value="2.23333333333333" calcext:value-type="float">
            <text:p>2.233333333333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22.639129638672" calcext:value-type="float">
            <text:p>322.639129638672</text:p>
          </table:table-cell>
          <table:table-cell office:value-type="float" office:value="58.0627326965332" calcext:value-type="float">
            <text:p>58.0627326965332</text:p>
          </table:table-cell>
          <table:table-cell office:value-type="float" office:value="2268.93560226894" calcext:value-type="float">
            <text:p>2268.93560226894</text:p>
          </table:table-cell>
          <table:table-cell table:formula="of:=[.E67]+1" office:value-type="float" office:value="68" calcext:value-type="float">
            <text:p>68</text:p>
          </table:table-cell>
          <table:table-cell table:formula="of:=[.E68]*1/30" office:value-type="float" office:value="2.26666666666667" calcext:value-type="float">
            <text:p>2.26666666666667</text:p>
          </table:table-cell>
        </table:table-row>
        <table:table-row table:style-name="ro1">
          <table:table-cell office:value-type="float" office:value="350.208648681641" calcext:value-type="float">
            <text:p>350.208648681641</text:p>
          </table:table-cell>
          <table:table-cell office:value-type="float" office:value="322.618103027344" calcext:value-type="float">
            <text:p>322.618103027344</text:p>
          </table:table-cell>
          <table:table-cell office:value-type="float" office:value="57.9085235595703" calcext:value-type="float">
            <text:p>57.9085235595703</text:p>
          </table:table-cell>
          <table:table-cell office:value-type="float" office:value="2302.3023023023" calcext:value-type="float">
            <text:p>2302.3023023023</text:p>
          </table:table-cell>
          <table:table-cell table:formula="of:=[.E68]+1" office:value-type="float" office:value="69" calcext:value-type="float">
            <text:p>69</text:p>
          </table:table-cell>
          <table:table-cell table:formula="of:=[.E69]*1/30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42.482513427734" calcext:value-type="float">
            <text:p>342.482513427734</text:p>
          </table:table-cell>
          <table:table-cell office:value-type="float" office:value="322.317077636719" calcext:value-type="float">
            <text:p>322.317077636719</text:p>
          </table:table-cell>
          <table:table-cell office:value-type="float" office:value="58.4629058837891" calcext:value-type="float">
            <text:p>58.4629058837891</text:p>
          </table:table-cell>
          <table:table-cell office:value-type="float" office:value="2335.66900233567" calcext:value-type="float">
            <text:p>2335.66900233567</text:p>
          </table:table-cell>
          <table:table-cell table:formula="of:=[.E69]+1" office:value-type="float" office:value="70" calcext:value-type="float">
            <text:p>70</text:p>
          </table:table-cell>
          <table:table-cell table:formula="of:=[.E70]*1/30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336.968688964844" calcext:value-type="float">
            <text:p>336.968688964844</text:p>
          </table:table-cell>
          <table:table-cell office:value-type="float" office:value="323.664337158203" calcext:value-type="float">
            <text:p>323.664337158203</text:p>
          </table:table-cell>
          <table:table-cell office:value-type="float" office:value="57.4056396484375" calcext:value-type="float">
            <text:p>57.4056396484375</text:p>
          </table:table-cell>
          <table:table-cell office:value-type="float" office:value="2369.03570236904" calcext:value-type="float">
            <text:p>2369.03570236904</text:p>
          </table:table-cell>
          <table:table-cell table:formula="of:=[.E70]+1" office:value-type="float" office:value="71" calcext:value-type="float">
            <text:p>71</text:p>
          </table:table-cell>
          <table:table-cell table:formula="of:=[.E71]*1/30" office:value-type="float" office:value="2.36666666666667" calcext:value-type="float">
            <text:p>2.36666666666667</text:p>
          </table:table-cell>
        </table:table-row>
        <table:table-row table:style-name="ro1">
          <table:table-cell office:value-type="float" office:value="334.207183837891" calcext:value-type="float">
            <text:p>334.207183837891</text:p>
          </table:table-cell>
          <table:table-cell office:value-type="float" office:value="324.359710693359" calcext:value-type="float">
            <text:p>324.359710693359</text:p>
          </table:table-cell>
          <table:table-cell office:value-type="float" office:value="56.6074409484863" calcext:value-type="float">
            <text:p>56.6074409484863</text:p>
          </table:table-cell>
          <table:table-cell office:value-type="float" office:value="2402.4024024024" calcext:value-type="float">
            <text:p>2402.4024024024</text:p>
          </table:table-cell>
          <table:table-cell table:formula="of:=[.E71]+1" office:value-type="float" office:value="72" calcext:value-type="float">
            <text:p>72</text:p>
          </table:table-cell>
          <table:table-cell table:formula="of:=[.E72]*1/30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29.611511230469" calcext:value-type="float">
            <text:p>329.611511230469</text:p>
          </table:table-cell>
          <table:table-cell office:value-type="float" office:value="325.633941650391" calcext:value-type="float">
            <text:p>325.633941650391</text:p>
          </table:table-cell>
          <table:table-cell office:value-type="float" office:value="56.0820236206055" calcext:value-type="float">
            <text:p>56.0820236206055</text:p>
          </table:table-cell>
          <table:table-cell office:value-type="float" office:value="2435.76910243577" calcext:value-type="float">
            <text:p>2435.76910243577</text:p>
          </table:table-cell>
          <table:table-cell table:formula="of:=[.E72]+1" office:value-type="float" office:value="73" calcext:value-type="float">
            <text:p>73</text:p>
          </table:table-cell>
          <table:table-cell table:formula="of:=[.E73]*1/30" office:value-type="float" office:value="2.43333333333333" calcext:value-type="float">
            <text:p>2.43333333333333</text:p>
          </table:table-cell>
        </table:table-row>
        <table:table-row table:style-name="ro1">
          <table:table-cell office:value-type="float" office:value="324.938537597656" calcext:value-type="float">
            <text:p>324.938537597656</text:p>
          </table:table-cell>
          <table:table-cell office:value-type="float" office:value="325.274017333984" calcext:value-type="float">
            <text:p>325.274017333984</text:p>
          </table:table-cell>
          <table:table-cell office:value-type="float" office:value="56.3700637817383" calcext:value-type="float">
            <text:p>56.3700637817383</text:p>
          </table:table-cell>
          <table:table-cell office:value-type="float" office:value="2469.13580246914" calcext:value-type="float">
            <text:p>2469.13580246914</text:p>
          </table:table-cell>
          <table:table-cell table:formula="of:=[.E73]+1" office:value-type="float" office:value="74" calcext:value-type="float">
            <text:p>74</text:p>
          </table:table-cell>
          <table:table-cell table:formula="of:=[.E74]*1/30" office:value-type="float" office:value="2.46666666666667" calcext:value-type="float">
            <text:p>2.46666666666667</text:p>
          </table:table-cell>
        </table:table-row>
        <table:table-row table:style-name="ro1">
          <table:table-cell office:value-type="float" office:value="319.582763671875" calcext:value-type="float">
            <text:p>319.582763671875</text:p>
          </table:table-cell>
          <table:table-cell office:value-type="float" office:value="324.644775390625" calcext:value-type="float">
            <text:p>324.644775390625</text:p>
          </table:table-cell>
          <table:table-cell office:value-type="float" office:value="57.1284065246582" calcext:value-type="float">
            <text:p>57.1284065246582</text:p>
          </table:table-cell>
          <table:table-cell office:value-type="float" office:value="2502.5025025025" calcext:value-type="float">
            <text:p>2502.5025025025</text:p>
          </table:table-cell>
          <table:table-cell table:formula="of:=[.E74]+1" office:value-type="float" office:value="75" calcext:value-type="float">
            <text:p>75</text:p>
          </table:table-cell>
          <table:table-cell table:formula="of:=[.E75]*1/30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15.481353759766" calcext:value-type="float">
            <text:p>315.481353759766</text:p>
          </table:table-cell>
          <table:table-cell office:value-type="float" office:value="324.630432128906" calcext:value-type="float">
            <text:p>324.630432128906</text:p>
          </table:table-cell>
          <table:table-cell office:value-type="float" office:value="57.4249229431152" calcext:value-type="float">
            <text:p>57.4249229431152</text:p>
          </table:table-cell>
          <table:table-cell office:value-type="float" office:value="2535.86920253587" calcext:value-type="float">
            <text:p>2535.86920253587</text:p>
          </table:table-cell>
          <table:table-cell table:formula="of:=[.E75]+1" office:value-type="float" office:value="76" calcext:value-type="float">
            <text:p>76</text:p>
          </table:table-cell>
          <table:table-cell table:formula="of:=[.E76]*1/30" office:value-type="float" office:value="2.53333333333333" calcext:value-type="float">
            <text:p>2.53333333333333</text:p>
          </table:table-cell>
        </table:table-row>
        <table:table-row table:style-name="ro1">
          <table:table-cell office:value-type="float" office:value="313.931884765625" calcext:value-type="float">
            <text:p>313.931884765625</text:p>
          </table:table-cell>
          <table:table-cell office:value-type="float" office:value="325.044860839844" calcext:value-type="float">
            <text:p>325.044860839844</text:p>
          </table:table-cell>
          <table:table-cell office:value-type="float" office:value="57.1802864074707" calcext:value-type="float">
            <text:p>57.1802864074707</text:p>
          </table:table-cell>
          <table:table-cell office:value-type="float" office:value="2569.23590256924" calcext:value-type="float">
            <text:p>2569.23590256924</text:p>
          </table:table-cell>
          <table:table-cell table:formula="of:=[.E76]+1" office:value-type="float" office:value="77" calcext:value-type="float">
            <text:p>77</text:p>
          </table:table-cell>
          <table:table-cell table:formula="of:=[.E77]*1/30" office:value-type="float" office:value="2.56666666666667" calcext:value-type="float">
            <text:p>2.56666666666667</text:p>
          </table:table-cell>
        </table:table-row>
        <table:table-row table:style-name="ro1">
          <table:table-cell office:value-type="float" office:value="310.353424072266" calcext:value-type="float">
            <text:p>310.353424072266</text:p>
          </table:table-cell>
          <table:table-cell office:value-type="float" office:value="325.185729980469" calcext:value-type="float">
            <text:p>325.185729980469</text:p>
          </table:table-cell>
          <table:table-cell office:value-type="float" office:value="57.201831817627" calcext:value-type="float">
            <text:p>57.201831817627</text:p>
          </table:table-cell>
          <table:table-cell office:value-type="float" office:value="2602.6026026026" calcext:value-type="float">
            <text:p>2602.6026026026</text:p>
          </table:table-cell>
          <table:table-cell table:formula="of:=[.E77]+1" office:value-type="float" office:value="78" calcext:value-type="float">
            <text:p>78</text:p>
          </table:table-cell>
          <table:table-cell table:formula="of:=[.E78]*1/30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06.397766113281" calcext:value-type="float">
            <text:p>306.397766113281</text:p>
          </table:table-cell>
          <table:table-cell office:value-type="float" office:value="325.464691162109" calcext:value-type="float">
            <text:p>325.464691162109</text:p>
          </table:table-cell>
          <table:table-cell office:value-type="float" office:value="56.9473266601563" calcext:value-type="float">
            <text:p>56.9473266601563</text:p>
          </table:table-cell>
          <table:table-cell office:value-type="float" office:value="2635.96930263597" calcext:value-type="float">
            <text:p>2635.96930263597</text:p>
          </table:table-cell>
          <table:table-cell table:formula="of:=[.E78]+1" office:value-type="float" office:value="79" calcext:value-type="float">
            <text:p>79</text:p>
          </table:table-cell>
          <table:table-cell table:formula="of:=[.E79]*1/30" office:value-type="float" office:value="2.63333333333333" calcext:value-type="float">
            <text:p>2.633333333333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55.4617958068848" calcext:value-type="float">
            <text:p>55.4617958068848</text:p>
          </table:table-cell>
          <table:table-cell office:value-type="float" office:value="2669.33600266934" calcext:value-type="float">
            <text:p>2669.33600266934</text:p>
          </table:table-cell>
          <table:table-cell table:formula="of:=[.E79]+1" office:value-type="float" office:value="80" calcext:value-type="float">
            <text:p>80</text:p>
          </table:table-cell>
          <table:table-cell table:formula="of:=[.E80]*1/30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296.833343505859" calcext:value-type="float">
            <text:p>296.833343505859</text:p>
          </table:table-cell>
          <table:table-cell office:value-type="float" office:value="329.5" calcext:value-type="float">
            <text:p>329.5</text:p>
          </table:table-cell>
          <table:table-cell office:value-type="float" office:value="53.3256149291992" calcext:value-type="float">
            <text:p>53.3256149291992</text:p>
          </table:table-cell>
          <table:table-cell office:value-type="float" office:value="2702.7027027027" calcext:value-type="float">
            <text:p>2702.7027027027</text:p>
          </table:table-cell>
          <table:table-cell table:formula="of:=[.E80]+1" office:value-type="float" office:value="81" calcext:value-type="float">
            <text:p>81</text:p>
          </table:table-cell>
          <table:table-cell table:formula="of:=[.E81]*1/30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99.100341796875" calcext:value-type="float">
            <text:p>299.100341796875</text:p>
          </table:table-cell>
          <table:table-cell office:value-type="float" office:value="327.819396972656" calcext:value-type="float">
            <text:p>327.819396972656</text:p>
          </table:table-cell>
          <table:table-cell office:value-type="float" office:value="57.065357208252" calcext:value-type="float">
            <text:p>57.065357208252</text:p>
          </table:table-cell>
          <table:table-cell office:value-type="float" office:value="2736.06940273607" calcext:value-type="float">
            <text:p>2736.06940273607</text:p>
          </table:table-cell>
          <table:table-cell table:formula="of:=[.E81]+1" office:value-type="float" office:value="82" calcext:value-type="float">
            <text:p>82</text:p>
          </table:table-cell>
          <table:table-cell table:formula="of:=[.E82]*1/30" office:value-type="float" office:value="2.73333333333333" calcext:value-type="float">
            <text:p>2.733333333333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27.5" calcext:value-type="float">
            <text:p>327.5</text:p>
          </table:table-cell>
          <table:table-cell office:value-type="float" office:value="57.264835357666" calcext:value-type="float">
            <text:p>57.264835357666</text:p>
          </table:table-cell>
          <table:table-cell office:value-type="float" office:value="2769.43610276944" calcext:value-type="float">
            <text:p>2769.43610276944</text:p>
          </table:table-cell>
          <table:table-cell table:formula="of:=[.E82]+1" office:value-type="float" office:value="83" calcext:value-type="float">
            <text:p>83</text:p>
          </table:table-cell>
          <table:table-cell table:formula="of:=[.E83]*1/30" office:value-type="float" office:value="2.76666666666667" calcext:value-type="float">
            <text:p>2.76666666666667</text:p>
          </table:table-cell>
        </table:table-row>
        <table:table-row table:style-name="ro1">
          <table:table-cell office:value-type="float" office:value="293.58984375" calcext:value-type="float">
            <text:p>293.58984375</text:p>
          </table:table-cell>
          <table:table-cell office:value-type="float" office:value="327.3203125" calcext:value-type="float">
            <text:p>327.3203125</text:p>
          </table:table-cell>
          <table:table-cell office:value-type="float" office:value="57.3189468383789" calcext:value-type="float">
            <text:p>57.3189468383789</text:p>
          </table:table-cell>
          <table:table-cell office:value-type="float" office:value="2802.8028028028" calcext:value-type="float">
            <text:p>2802.8028028028</text:p>
          </table:table-cell>
          <table:table-cell table:formula="of:=[.E83]+1" office:value-type="float" office:value="84" calcext:value-type="float">
            <text:p>84</text:p>
          </table:table-cell>
          <table:table-cell table:formula="of:=[.E84]*1/30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90.255462646484" calcext:value-type="float">
            <text:p>290.255462646484</text:p>
          </table:table-cell>
          <table:table-cell office:value-type="float" office:value="327.366821289062" calcext:value-type="float">
            <text:p>327.366821289062</text:p>
          </table:table-cell>
          <table:table-cell office:value-type="float" office:value="57.5029335021973" calcext:value-type="float">
            <text:p>57.5029335021973</text:p>
          </table:table-cell>
          <table:table-cell office:value-type="float" office:value="2836.16950283617" calcext:value-type="float">
            <text:p>2836.16950283617</text:p>
          </table:table-cell>
          <table:table-cell table:formula="of:=[.E84]+1" office:value-type="float" office:value="85" calcext:value-type="float">
            <text:p>85</text:p>
          </table:table-cell>
          <table:table-cell table:formula="of:=[.E85]*1/30"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float" office:value="285.636962890625" calcext:value-type="float">
            <text:p>285.636962890625</text:p>
          </table:table-cell>
          <table:table-cell office:value-type="float" office:value="327.482604980469" calcext:value-type="float">
            <text:p>327.482604980469</text:p>
          </table:table-cell>
          <table:table-cell office:value-type="float" office:value="56.6812324523926" calcext:value-type="float">
            <text:p>56.6812324523926</text:p>
          </table:table-cell>
          <table:table-cell office:value-type="float" office:value="2869.53620286954" calcext:value-type="float">
            <text:p>2869.53620286954</text:p>
          </table:table-cell>
          <table:table-cell table:formula="of:=[.E85]+1" office:value-type="float" office:value="86" calcext:value-type="float">
            <text:p>86</text:p>
          </table:table-cell>
          <table:table-cell table:formula="of:=[.E86]*1/30" office:value-type="float" office:value="2.86666666666667" calcext:value-type="float">
            <text:p>2.86666666666667</text:p>
          </table:table-cell>
        </table:table-row>
        <table:table-row table:style-name="ro1">
          <table:table-cell office:value-type="float" office:value="282.074157714844" calcext:value-type="float">
            <text:p>282.074157714844</text:p>
          </table:table-cell>
          <table:table-cell office:value-type="float" office:value="326.870239257812" calcext:value-type="float">
            <text:p>326.870239257812</text:p>
          </table:table-cell>
          <table:table-cell office:value-type="float" office:value="57.1568450927734" calcext:value-type="float">
            <text:p>57.1568450927734</text:p>
          </table:table-cell>
          <table:table-cell office:value-type="float" office:value="2902.9029029029" calcext:value-type="float">
            <text:p>2902.9029029029</text:p>
          </table:table-cell>
          <table:table-cell table:formula="of:=[.E86]+1" office:value-type="float" office:value="87" calcext:value-type="float">
            <text:p>87</text:p>
          </table:table-cell>
          <table:table-cell table:formula="of:=[.E87]*1/30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78.229187011719" calcext:value-type="float">
            <text:p>278.229187011719</text:p>
          </table:table-cell>
          <table:table-cell office:value-type="float" office:value="326.587432861328" calcext:value-type="float">
            <text:p>326.587432861328</text:p>
          </table:table-cell>
          <table:table-cell office:value-type="float" office:value="57.3296127319336" calcext:value-type="float">
            <text:p>57.3296127319336</text:p>
          </table:table-cell>
          <table:table-cell office:value-type="float" office:value="2936.26960293627" calcext:value-type="float">
            <text:p>2936.26960293627</text:p>
          </table:table-cell>
          <table:table-cell table:formula="of:=[.E87]+1" office:value-type="float" office:value="88" calcext:value-type="float">
            <text:p>88</text:p>
          </table:table-cell>
          <table:table-cell table:formula="of:=[.E88]*1/30" office:value-type="float" office:value="2.93333333333333" calcext:value-type="float">
            <text:p>2.93333333333333</text:p>
          </table:table-cell>
        </table:table-row>
        <table:table-row table:style-name="ro1">
          <table:table-cell office:value-type="float" office:value="275.152130126953" calcext:value-type="float">
            <text:p>275.152130126953</text:p>
          </table:table-cell>
          <table:table-cell office:value-type="float" office:value="326.774841308594" calcext:value-type="float">
            <text:p>326.774841308594</text:p>
          </table:table-cell>
          <table:table-cell office:value-type="float" office:value="58.3055152893066" calcext:value-type="float">
            <text:p>58.3055152893066</text:p>
          </table:table-cell>
          <table:table-cell office:value-type="float" office:value="2969.63630296964" calcext:value-type="float">
            <text:p>2969.63630296964</text:p>
          </table:table-cell>
          <table:table-cell table:formula="of:=[.E88]+1" office:value-type="float" office:value="89" calcext:value-type="float">
            <text:p>89</text:p>
          </table:table-cell>
          <table:table-cell table:formula="of:=[.E89]*1/30" office:value-type="float" office:value="2.96666666666667" calcext:value-type="float">
            <text:p>2.96666666666667</text:p>
          </table:table-cell>
        </table:table-row>
        <table:table-row table:style-name="ro1">
          <table:table-cell office:value-type="float" office:value="271.429046630859" calcext:value-type="float">
            <text:p>271.429046630859</text:p>
          </table:table-cell>
          <table:table-cell office:value-type="float" office:value="326.401611328125" calcext:value-type="float">
            <text:p>326.401611328125</text:p>
          </table:table-cell>
          <table:table-cell office:value-type="float" office:value="58.0380706787109" calcext:value-type="float">
            <text:p>58.0380706787109</text:p>
          </table:table-cell>
          <table:table-cell office:value-type="float" office:value="3003.003003003" calcext:value-type="float">
            <text:p>3003.003003003</text:p>
          </table:table-cell>
          <table:table-cell table:formula="of:=[.E89]+1" office:value-type="float" office:value="90" calcext:value-type="float">
            <text:p>90</text:p>
          </table:table-cell>
          <table:table-cell table:formula="of:=[.E90]*1/30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.659851074219" calcext:value-type="float">
            <text:p>267.659851074219</text:p>
          </table:table-cell>
          <table:table-cell office:value-type="float" office:value="326.930603027344" calcext:value-type="float">
            <text:p>326.930603027344</text:p>
          </table:table-cell>
          <table:table-cell office:value-type="float" office:value="57.6917953491211" calcext:value-type="float">
            <text:p>57.6917953491211</text:p>
          </table:table-cell>
          <table:table-cell office:value-type="float" office:value="3036.36970303637" calcext:value-type="float">
            <text:p>3036.36970303637</text:p>
          </table:table-cell>
          <table:table-cell table:formula="of:=[.E90]+1" office:value-type="float" office:value="91" calcext:value-type="float">
            <text:p>91</text:p>
          </table:table-cell>
          <table:table-cell table:formula="of:=[.E91]*1/30"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float" office:value="262.147857666016" calcext:value-type="float">
            <text:p>262.147857666016</text:p>
          </table:table-cell>
          <table:table-cell office:value-type="float" office:value="326.478454589844" calcext:value-type="float">
            <text:p>326.478454589844</text:p>
          </table:table-cell>
          <table:table-cell office:value-type="float" office:value="57.3314208984375" calcext:value-type="float">
            <text:p>57.3314208984375</text:p>
          </table:table-cell>
          <table:table-cell office:value-type="float" office:value="3069.73640306974" calcext:value-type="float">
            <text:p>3069.73640306974</text:p>
          </table:table-cell>
          <table:table-cell table:formula="of:=[.E91]+1" office:value-type="float" office:value="92" calcext:value-type="float">
            <text:p>92</text:p>
          </table:table-cell>
          <table:table-cell table:formula="of:=[.E92]*1/30" office:value-type="float" office:value="3.06666666666667" calcext:value-type="float">
            <text:p>3.06666666666667</text:p>
          </table:table-cell>
        </table:table-row>
        <table:table-row table:style-name="ro1">
          <table:table-cell office:value-type="float" office:value="258.830108642578" calcext:value-type="float">
            <text:p>258.830108642578</text:p>
          </table:table-cell>
          <table:table-cell office:value-type="float" office:value="327.10400390625" calcext:value-type="float">
            <text:p>327.10400390625</text:p>
          </table:table-cell>
          <table:table-cell office:value-type="float" office:value="56.6958312988281" calcext:value-type="float">
            <text:p>56.6958312988281</text:p>
          </table:table-cell>
          <table:table-cell office:value-type="float" office:value="3103.1031031031" calcext:value-type="float">
            <text:p>3103.1031031031</text:p>
          </table:table-cell>
          <table:table-cell table:formula="of:=[.E92]+1" office:value-type="float" office:value="93" calcext:value-type="float">
            <text:p>93</text:p>
          </table:table-cell>
          <table:table-cell table:formula="of:=[.E93]*1/30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55.244735717773" calcext:value-type="float">
            <text:p>255.244735717773</text:p>
          </table:table-cell>
          <table:table-cell office:value-type="float" office:value="326.547790527344" calcext:value-type="float">
            <text:p>326.547790527344</text:p>
          </table:table-cell>
          <table:table-cell office:value-type="float" office:value="56.9499549865723" calcext:value-type="float">
            <text:p>56.9499549865723</text:p>
          </table:table-cell>
          <table:table-cell office:value-type="float" office:value="3136.46980313647" calcext:value-type="float">
            <text:p>3136.46980313647</text:p>
          </table:table-cell>
          <table:table-cell table:formula="of:=[.E93]+1" office:value-type="float" office:value="94" calcext:value-type="float">
            <text:p>94</text:p>
          </table:table-cell>
          <table:table-cell table:formula="of:=[.E94]*1/30"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251.394302368164" calcext:value-type="float">
            <text:p>251.394302368164</text:p>
          </table:table-cell>
          <table:table-cell office:value-type="float" office:value="326.455474853516" calcext:value-type="float">
            <text:p>326.455474853516</text:p>
          </table:table-cell>
          <table:table-cell office:value-type="float" office:value="56.7332000732422" calcext:value-type="float">
            <text:p>56.7332000732422</text:p>
          </table:table-cell>
          <table:table-cell office:value-type="float" office:value="3169.83650316984" calcext:value-type="float">
            <text:p>3169.83650316984</text:p>
          </table:table-cell>
          <table:table-cell table:formula="of:=[.E94]+1" office:value-type="float" office:value="95" calcext:value-type="float">
            <text:p>95</text:p>
          </table:table-cell>
          <table:table-cell table:formula="of:=[.E95]*1/30"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247.326095581055" calcext:value-type="float">
            <text:p>247.326095581055</text:p>
          </table:table-cell>
          <table:table-cell office:value-type="float" office:value="326.456115722656" calcext:value-type="float">
            <text:p>326.456115722656</text:p>
          </table:table-cell>
          <table:table-cell office:value-type="float" office:value="56.7069091796875" calcext:value-type="float">
            <text:p>56.7069091796875</text:p>
          </table:table-cell>
          <table:table-cell office:value-type="float" office:value="3203.2032032032" calcext:value-type="float">
            <text:p>3203.2032032032</text:p>
          </table:table-cell>
          <table:table-cell table:formula="of:=[.E95]+1" office:value-type="float" office:value="96" calcext:value-type="float">
            <text:p>96</text:p>
          </table:table-cell>
          <table:table-cell table:formula="of:=[.E96]*1/30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43.139755249023" calcext:value-type="float">
            <text:p>243.139755249023</text:p>
          </table:table-cell>
          <table:table-cell office:value-type="float" office:value="325.953430175781" calcext:value-type="float">
            <text:p>325.953430175781</text:p>
          </table:table-cell>
          <table:table-cell office:value-type="float" office:value="57.1037559509277" calcext:value-type="float">
            <text:p>57.1037559509277</text:p>
          </table:table-cell>
          <table:table-cell office:value-type="float" office:value="3236.56990323657" calcext:value-type="float">
            <text:p>3236.56990323657</text:p>
          </table:table-cell>
          <table:table-cell table:formula="of:=[.E96]+1" office:value-type="float" office:value="97" calcext:value-type="float">
            <text:p>97</text:p>
          </table:table-cell>
          <table:table-cell table:formula="of:=[.E97]*1/30" office:value-type="float" office:value="3.23333333333333" calcext:value-type="float">
            <text:p>3.23333333333333</text:p>
          </table:table-cell>
        </table:table-row>
        <table:table-row table:style-name="ro1">
          <table:table-cell office:value-type="float" office:value="240.531494140625" calcext:value-type="float">
            <text:p>240.531494140625</text:p>
          </table:table-cell>
          <table:table-cell office:value-type="float" office:value="328.303161621094" calcext:value-type="float">
            <text:p>328.303161621094</text:p>
          </table:table-cell>
          <table:table-cell office:value-type="float" office:value="55.079833984375" calcext:value-type="float">
            <text:p>55.079833984375</text:p>
          </table:table-cell>
          <table:table-cell office:value-type="float" office:value="3269.93660326994" calcext:value-type="float">
            <text:p>3269.93660326994</text:p>
          </table:table-cell>
          <table:table-cell table:formula="of:=[.E97]+1" office:value-type="float" office:value="98" calcext:value-type="float">
            <text:p>98</text:p>
          </table:table-cell>
          <table:table-cell table:formula="of:=[.E98]*1/30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float" office:value="236.889556884766" calcext:value-type="float">
            <text:p>236.889556884766</text:p>
          </table:table-cell>
          <table:table-cell office:value-type="float" office:value="327.720886230469" calcext:value-type="float">
            <text:p>327.720886230469</text:p>
          </table:table-cell>
          <table:table-cell office:value-type="float" office:value="55.7558250427246" calcext:value-type="float">
            <text:p>55.7558250427246</text:p>
          </table:table-cell>
          <table:table-cell office:value-type="float" office:value="3303.3033033033" calcext:value-type="float">
            <text:p>3303.3033033033</text:p>
          </table:table-cell>
          <table:table-cell table:formula="of:=[.E98]+1" office:value-type="float" office:value="99" calcext:value-type="float">
            <text:p>99</text:p>
          </table:table-cell>
          <table:table-cell table:formula="of:=[.E99]*1/30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35.975204467773" calcext:value-type="float">
            <text:p>235.975204467773</text:p>
          </table:table-cell>
          <table:table-cell office:value-type="float" office:value="327.986114501953" calcext:value-type="float">
            <text:p>327.986114501953</text:p>
          </table:table-cell>
          <table:table-cell office:value-type="float" office:value="57.3063011169434" calcext:value-type="float">
            <text:p>57.3063011169434</text:p>
          </table:table-cell>
          <table:table-cell office:value-type="float" office:value="3336.67000333667" calcext:value-type="float">
            <text:p>3336.67000333667</text:p>
          </table:table-cell>
          <table:table-cell table:formula="of:=[.E99]+1" office:value-type="float" office:value="100" calcext:value-type="float">
            <text:p>100</text:p>
          </table:table-cell>
          <table:table-cell table:formula="of:=[.E100]*1/3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228.50846862793" calcext:value-type="float">
            <text:p>228.50846862793</text:p>
          </table:table-cell>
          <table:table-cell office:value-type="float" office:value="326.484466552734" calcext:value-type="float">
            <text:p>326.484466552734</text:p>
          </table:table-cell>
          <table:table-cell office:value-type="float" office:value="56.7494964599609" calcext:value-type="float">
            <text:p>56.7494964599609</text:p>
          </table:table-cell>
          <table:table-cell office:value-type="float" office:value="3370.03670337004" calcext:value-type="float">
            <text:p>3370.03670337004</text:p>
          </table:table-cell>
          <table:table-cell table:formula="of:=[.E100]+1" office:value-type="float" office:value="101" calcext:value-type="float">
            <text:p>101</text:p>
          </table:table-cell>
          <table:table-cell table:formula="of:=[.E101]*1/30" office:value-type="float" office:value="3.36666666666667" calcext:value-type="float">
            <text:p>3.366666666666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27.5" calcext:value-type="float">
            <text:p>327.5</text:p>
          </table:table-cell>
          <table:table-cell office:value-type="float" office:value="57.019832611084" calcext:value-type="float">
            <text:p>57.019832611084</text:p>
          </table:table-cell>
          <table:table-cell office:value-type="float" office:value="3403.4034034034" calcext:value-type="float">
            <text:p>3403.4034034034</text:p>
          </table:table-cell>
          <table:table-cell table:formula="of:=[.E101]+1" office:value-type="float" office:value="102" calcext:value-type="float">
            <text:p>102</text:p>
          </table:table-cell>
          <table:table-cell table:formula="of:=[.E102]*1/30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24.219696044922" calcext:value-type="float">
            <text:p>224.219696044922</text:p>
          </table:table-cell>
          <table:table-cell office:value-type="float" office:value="327.368347167969" calcext:value-type="float">
            <text:p>327.368347167969</text:p>
          </table:table-cell>
          <table:table-cell office:value-type="float" office:value="56.6058387756348" calcext:value-type="float">
            <text:p>56.6058387756348</text:p>
          </table:table-cell>
          <table:table-cell office:value-type="float" office:value="3436.77010343677" calcext:value-type="float">
            <text:p>3436.77010343677</text:p>
          </table:table-cell>
          <table:table-cell table:formula="of:=[.E102]+1" office:value-type="float" office:value="103" calcext:value-type="float">
            <text:p>103</text:p>
          </table:table-cell>
          <table:table-cell table:formula="of:=[.E103]*1/30" office:value-type="float" office:value="3.43333333333333" calcext:value-type="float">
            <text:p>3.43333333333333</text:p>
          </table:table-cell>
        </table:table-row>
        <table:table-row table:style-name="ro1">
          <table:table-cell office:value-type="float" office:value="220.631973266602" calcext:value-type="float">
            <text:p>220.631973266602</text:p>
          </table:table-cell>
          <table:table-cell office:value-type="float" office:value="327.561401367188" calcext:value-type="float">
            <text:p>327.561401367188</text:p>
          </table:table-cell>
          <table:table-cell office:value-type="float" office:value="55.700366973877" calcext:value-type="float">
            <text:p>55.700366973877</text:p>
          </table:table-cell>
          <table:table-cell office:value-type="float" office:value="3470.13680347014" calcext:value-type="float">
            <text:p>3470.13680347014</text:p>
          </table:table-cell>
          <table:table-cell table:formula="of:=[.E103]+1" office:value-type="float" office:value="104" calcext:value-type="float">
            <text:p>104</text:p>
          </table:table-cell>
          <table:table-cell table:formula="of:=[.E104]*1/30"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float" office:value="221.532745361328" calcext:value-type="float">
            <text:p>221.532745361328</text:p>
          </table:table-cell>
          <table:table-cell office:value-type="float" office:value="328.911285400391" calcext:value-type="float">
            <text:p>328.911285400391</text:p>
          </table:table-cell>
          <table:table-cell office:value-type="float" office:value="55.8005485534668" calcext:value-type="float">
            <text:p>55.8005485534668</text:p>
          </table:table-cell>
          <table:table-cell office:value-type="float" office:value="3503.5035035035" calcext:value-type="float">
            <text:p>3503.5035035035</text:p>
          </table:table-cell>
          <table:table-cell table:formula="of:=[.E104]+1" office:value-type="float" office:value="105" calcext:value-type="float">
            <text:p>105</text:p>
          </table:table-cell>
          <table:table-cell table:formula="of:=[.E105]*1/30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16.593490600586" calcext:value-type="float">
            <text:p>216.593490600586</text:p>
          </table:table-cell>
          <table:table-cell office:value-type="float" office:value="328.813018798828" calcext:value-type="float">
            <text:p>328.813018798828</text:p>
          </table:table-cell>
          <table:table-cell office:value-type="float" office:value="55.0382843017578" calcext:value-type="float">
            <text:p>55.0382843017578</text:p>
          </table:table-cell>
          <table:table-cell office:value-type="float" office:value="3536.87020353687" calcext:value-type="float">
            <text:p>3536.87020353687</text:p>
          </table:table-cell>
          <table:table-cell table:formula="of:=[.E105]+1" office:value-type="float" office:value="106" calcext:value-type="float">
            <text:p>106</text:p>
          </table:table-cell>
          <table:table-cell table:formula="of:=[.E106]*1/30" office:value-type="float" office:value="3.53333333333333" calcext:value-type="float">
            <text:p>3.533333333333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7.666656494141" calcext:value-type="float">
            <text:p>327.666656494141</text:p>
          </table:table-cell>
          <table:table-cell office:value-type="float" office:value="55.4628067016602" calcext:value-type="float">
            <text:p>55.4628067016602</text:p>
          </table:table-cell>
          <table:table-cell office:value-type="float" office:value="3570.23690357024" calcext:value-type="float">
            <text:p>3570.23690357024</text:p>
          </table:table-cell>
          <table:table-cell table:formula="of:=[.E106]+1" office:value-type="float" office:value="107" calcext:value-type="float">
            <text:p>107</text:p>
          </table:table-cell>
          <table:table-cell table:formula="of:=[.E107]*1/30" office:value-type="float" office:value="3.56666666666667" calcext:value-type="float">
            <text:p>3.56666666666667</text:p>
          </table:table-cell>
        </table:table-row>
        <table:table-row table:style-name="ro1">
          <table:table-cell office:value-type="float" office:value="207.600387573242" calcext:value-type="float">
            <text:p>207.600387573242</text:p>
          </table:table-cell>
          <table:table-cell office:value-type="float" office:value="326.860229492187" calcext:value-type="float">
            <text:p>326.860229492187</text:p>
          </table:table-cell>
          <table:table-cell office:value-type="float" office:value="56.360538482666" calcext:value-type="float">
            <text:p>56.360538482666</text:p>
          </table:table-cell>
          <table:table-cell office:value-type="float" office:value="3603.6036036036" calcext:value-type="float">
            <text:p>3603.6036036036</text:p>
          </table:table-cell>
          <table:table-cell table:formula="of:=[.E107]+1" office:value-type="float" office:value="108" calcext:value-type="float">
            <text:p>108</text:p>
          </table:table-cell>
          <table:table-cell table:formula="of:=[.E108]*1/30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3.694030761719" calcext:value-type="float">
            <text:p>203.694030761719</text:p>
          </table:table-cell>
          <table:table-cell office:value-type="float" office:value="329.902984619141" calcext:value-type="float">
            <text:p>329.902984619141</text:p>
          </table:table-cell>
          <table:table-cell office:value-type="float" office:value="53.7764320373535" calcext:value-type="float">
            <text:p>53.7764320373535</text:p>
          </table:table-cell>
          <table:table-cell office:value-type="float" office:value="3636.97030363697" calcext:value-type="float">
            <text:p>3636.97030363697</text:p>
          </table:table-cell>
          <table:table-cell table:formula="of:=[.E108]+1" office:value-type="float" office:value="109" calcext:value-type="float">
            <text:p>109</text:p>
          </table:table-cell>
          <table:table-cell table:formula="of:=[.E109]*1/30" office:value-type="float" office:value="3.63333333333333" calcext:value-type="float">
            <text:p>3.63333333333333</text:p>
          </table:table-cell>
        </table:table-row>
        <table:table-row table:style-name="ro1">
          <table:table-cell office:value-type="float" office:value="200.220443725586" calcext:value-type="float">
            <text:p>200.220443725586</text:p>
          </table:table-cell>
          <table:table-cell office:value-type="float" office:value="329.668640136719" calcext:value-type="float">
            <text:p>329.668640136719</text:p>
          </table:table-cell>
          <table:table-cell office:value-type="float" office:value="53.7359771728516" calcext:value-type="float">
            <text:p>53.7359771728516</text:p>
          </table:table-cell>
          <table:table-cell office:value-type="float" office:value="3670.33700367034" calcext:value-type="float">
            <text:p>3670.33700367034</text:p>
          </table:table-cell>
          <table:table-cell table:formula="of:=[.E109]+1" office:value-type="float" office:value="110" calcext:value-type="float">
            <text:p>110</text:p>
          </table:table-cell>
          <table:table-cell table:formula="of:=[.E110]*1/30"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float" office:value="196.597229003906" calcext:value-type="float">
            <text:p>196.597229003906</text:p>
          </table:table-cell>
          <table:table-cell office:value-type="float" office:value="330.097534179687" calcext:value-type="float">
            <text:p>330.097534179687</text:p>
          </table:table-cell>
          <table:table-cell office:value-type="float" office:value="53.5598449707031" calcext:value-type="float">
            <text:p>53.5598449707031</text:p>
          </table:table-cell>
          <table:table-cell office:value-type="float" office:value="3703.7037037037" calcext:value-type="float">
            <text:p>3703.7037037037</text:p>
          </table:table-cell>
          <table:table-cell table:formula="of:=[.E110]+1" office:value-type="float" office:value="111" calcext:value-type="float">
            <text:p>111</text:p>
          </table:table-cell>
          <table:table-cell table:formula="of:=[.E111]*1/30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2.880859375" calcext:value-type="float">
            <text:p>192.880859375</text:p>
          </table:table-cell>
          <table:table-cell office:value-type="float" office:value="330.101318359375" calcext:value-type="float">
            <text:p>330.101318359375</text:p>
          </table:table-cell>
          <table:table-cell office:value-type="float" office:value="53.7032852172852" calcext:value-type="float">
            <text:p>53.7032852172852</text:p>
          </table:table-cell>
          <table:table-cell office:value-type="float" office:value="3737.07040373707" calcext:value-type="float">
            <text:p>3737.07040373707</text:p>
          </table:table-cell>
          <table:table-cell table:formula="of:=[.E111]+1" office:value-type="float" office:value="112" calcext:value-type="float">
            <text:p>112</text:p>
          </table:table-cell>
          <table:table-cell table:formula="of:=[.E112]*1/30" office:value-type="float" office:value="3.73333333333333" calcext:value-type="float">
            <text:p>3.73333333333333</text:p>
          </table:table-cell>
        </table:table-row>
        <table:table-row table:style-name="ro1">
          <table:table-cell office:value-type="float" office:value="188.104354858398" calcext:value-type="float">
            <text:p>188.104354858398</text:p>
          </table:table-cell>
          <table:table-cell office:value-type="float" office:value="327.830230712891" calcext:value-type="float">
            <text:p>327.830230712891</text:p>
          </table:table-cell>
          <table:table-cell office:value-type="float" office:value="55.2719345092774" calcext:value-type="float">
            <text:p>55.2719345092774</text:p>
          </table:table-cell>
          <table:table-cell office:value-type="float" office:value="3770.43710377044" calcext:value-type="float">
            <text:p>3770.43710377044</text:p>
          </table:table-cell>
          <table:table-cell table:formula="of:=[.E112]+1" office:value-type="float" office:value="113" calcext:value-type="float">
            <text:p>113</text:p>
          </table:table-cell>
          <table:table-cell table:formula="of:=[.E113]*1/30" office:value-type="float" office:value="3.76666666666667" calcext:value-type="float">
            <text:p>3.76666666666667</text:p>
          </table:table-cell>
        </table:table-row>
        <table:table-row table:style-name="ro1">
          <table:table-cell office:value-type="float" office:value="185.798385620117" calcext:value-type="float">
            <text:p>185.798385620117</text:p>
          </table:table-cell>
          <table:table-cell office:value-type="float" office:value="327.903228759766" calcext:value-type="float">
            <text:p>327.903228759766</text:p>
          </table:table-cell>
          <table:table-cell office:value-type="float" office:value="55.4622497558594" calcext:value-type="float">
            <text:p>55.4622497558594</text:p>
          </table:table-cell>
          <table:table-cell office:value-type="float" office:value="3803.8038038038" calcext:value-type="float">
            <text:p>3803.8038038038</text:p>
          </table:table-cell>
          <table:table-cell table:formula="of:=[.E113]+1" office:value-type="float" office:value="114" calcext:value-type="float">
            <text:p>114</text:p>
          </table:table-cell>
          <table:table-cell table:formula="of:=[.E114]*1/30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328" calcext:value-type="float">
            <text:p>328</text:p>
          </table:table-cell>
          <table:table-cell office:value-type="float" office:value="55.8234825134277" calcext:value-type="float">
            <text:p>55.8234825134277</text:p>
          </table:table-cell>
          <table:table-cell office:value-type="float" office:value="3837.17050383717" calcext:value-type="float">
            <text:p>3837.17050383717</text:p>
          </table:table-cell>
          <table:table-cell table:formula="of:=[.E114]+1" office:value-type="float" office:value="115" calcext:value-type="float">
            <text:p>115</text:p>
          </table:table-cell>
          <table:table-cell table:formula="of:=[.E115]*1/30"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7.380950927734" calcext:value-type="float">
            <text:p>327.380950927734</text:p>
          </table:table-cell>
          <table:table-cell office:value-type="float" office:value="55.7273445129395" calcext:value-type="float">
            <text:p>55.7273445129395</text:p>
          </table:table-cell>
          <table:table-cell office:value-type="float" office:value="3870.53720387054" calcext:value-type="float">
            <text:p>3870.53720387054</text:p>
          </table:table-cell>
          <table:table-cell table:formula="of:=[.E115]+1" office:value-type="float" office:value="116" calcext:value-type="float">
            <text:p>116</text:p>
          </table:table-cell>
          <table:table-cell table:formula="of:=[.E116]*1/30" office:value-type="float" office:value="3.86666666666667" calcext:value-type="float">
            <text:p>3.866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6.210266113281" calcext:value-type="float">
            <text:p>326.210266113281</text:p>
          </table:table-cell>
          <table:table-cell office:value-type="float" office:value="56.8134155273438" calcext:value-type="float">
            <text:p>56.8134155273438</text:p>
          </table:table-cell>
          <table:table-cell office:value-type="float" office:value="3903.9039039039" calcext:value-type="float">
            <text:p>3903.9039039039</text:p>
          </table:table-cell>
          <table:table-cell table:formula="of:=[.E116]+1" office:value-type="float" office:value="117" calcext:value-type="float">
            <text:p>117</text:p>
          </table:table-cell>
          <table:table-cell table:formula="of:=[.E117]*1/30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79.07682800293" calcext:value-type="float">
            <text:p>179.07682800293</text:p>
          </table:table-cell>
          <table:table-cell office:value-type="float" office:value="325.519378662109" calcext:value-type="float">
            <text:p>325.519378662109</text:p>
          </table:table-cell>
          <table:table-cell office:value-type="float" office:value="57.8582458496094" calcext:value-type="float">
            <text:p>57.8582458496094</text:p>
          </table:table-cell>
          <table:table-cell office:value-type="float" office:value="3937.27060393727" calcext:value-type="float">
            <text:p>3937.27060393727</text:p>
          </table:table-cell>
          <table:table-cell table:formula="of:=[.E117]+1" office:value-type="float" office:value="118" calcext:value-type="float">
            <text:p>118</text:p>
          </table:table-cell>
          <table:table-cell table:formula="of:=[.E118]*1/30" office:value-type="float" office:value="3.93333333333333" calcext:value-type="float">
            <text:p>3.93333333333333</text:p>
          </table:table-cell>
        </table:table-row>
        <table:table-row table:style-name="ro1">
          <table:table-cell office:value-type="float" office:value="177.508728027344" calcext:value-type="float">
            <text:p>177.508728027344</text:p>
          </table:table-cell>
          <table:table-cell office:value-type="float" office:value="325.605316162109" calcext:value-type="float">
            <text:p>325.605316162109</text:p>
          </table:table-cell>
          <table:table-cell office:value-type="float" office:value="58.1325950622559" calcext:value-type="float">
            <text:p>58.1325950622559</text:p>
          </table:table-cell>
          <table:table-cell office:value-type="float" office:value="3970.63730397064" calcext:value-type="float">
            <text:p>3970.63730397064</text:p>
          </table:table-cell>
          <table:table-cell table:formula="of:=[.E118]+1" office:value-type="float" office:value="119" calcext:value-type="float">
            <text:p>119</text:p>
          </table:table-cell>
          <table:table-cell table:formula="of:=[.E119]*1/30" office:value-type="float" office:value="3.96666666666667" calcext:value-type="float">
            <text:p>3.96666666666667</text:p>
          </table:table-cell>
        </table:table-row>
        <table:table-row table:style-name="ro1">
          <table:table-cell office:value-type="float" office:value="173.653991699219" calcext:value-type="float">
            <text:p>173.653991699219</text:p>
          </table:table-cell>
          <table:table-cell office:value-type="float" office:value="325.891479492187" calcext:value-type="float">
            <text:p>325.891479492187</text:p>
          </table:table-cell>
          <table:table-cell office:value-type="float" office:value="57.2378997802734" calcext:value-type="float">
            <text:p>57.2378997802734</text:p>
          </table:table-cell>
          <table:table-cell office:value-type="float" office:value="4004.004004004" calcext:value-type="float">
            <text:p>4004.004004004</text:p>
          </table:table-cell>
          <table:table-cell table:formula="of:=[.E119]+1" office:value-type="float" office:value="120" calcext:value-type="float">
            <text:p>120</text:p>
          </table:table-cell>
          <table:table-cell table:formula="of:=[.E120]*1/30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.555145263672" calcext:value-type="float">
            <text:p>170.555145263672</text:p>
          </table:table-cell>
          <table:table-cell office:value-type="float" office:value="326.976196289062" calcext:value-type="float">
            <text:p>326.976196289062</text:p>
          </table:table-cell>
          <table:table-cell office:value-type="float" office:value="56.1524925231934" calcext:value-type="float">
            <text:p>56.1524925231934</text:p>
          </table:table-cell>
          <table:table-cell office:value-type="float" office:value="4037.37070403737" calcext:value-type="float">
            <text:p>4037.37070403737</text:p>
          </table:table-cell>
          <table:table-cell table:formula="of:=[.E120]+1" office:value-type="float" office:value="121" calcext:value-type="float">
            <text:p>121</text:p>
          </table:table-cell>
          <table:table-cell table:formula="of:=[.E121]*1/30"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167.631820678711" calcext:value-type="float">
            <text:p>167.631820678711</text:p>
          </table:table-cell>
          <table:table-cell office:value-type="float" office:value="326.37255859375" calcext:value-type="float">
            <text:p>326.37255859375</text:p>
          </table:table-cell>
          <table:table-cell office:value-type="float" office:value="56.6276779174805" calcext:value-type="float">
            <text:p>56.6276779174805</text:p>
          </table:table-cell>
          <table:table-cell office:value-type="float" office:value="4070.73740407074" calcext:value-type="float">
            <text:p>4070.73740407074</text:p>
          </table:table-cell>
          <table:table-cell table:formula="of:=[.E121]+1" office:value-type="float" office:value="122" calcext:value-type="float">
            <text:p>122</text:p>
          </table:table-cell>
          <table:table-cell table:formula="of:=[.E122]*1/30"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165.089767456055" calcext:value-type="float">
            <text:p>165.089767456055</text:p>
          </table:table-cell>
          <table:table-cell office:value-type="float" office:value="325.877838134766" calcext:value-type="float">
            <text:p>325.877838134766</text:p>
          </table:table-cell>
          <table:table-cell office:value-type="float" office:value="57.0894927978516" calcext:value-type="float">
            <text:p>57.0894927978516</text:p>
          </table:table-cell>
          <table:table-cell office:value-type="float" office:value="4104.1041041041" calcext:value-type="float">
            <text:p>4104.1041041041</text:p>
          </table:table-cell>
          <table:table-cell table:formula="of:=[.E122]+1" office:value-type="float" office:value="123" calcext:value-type="float">
            <text:p>123</text:p>
          </table:table-cell>
          <table:table-cell table:formula="of:=[.E123]*1/30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62.147277832031" calcext:value-type="float">
            <text:p>162.147277832031</text:p>
          </table:table-cell>
          <table:table-cell office:value-type="float" office:value="326.042114257812" calcext:value-type="float">
            <text:p>326.042114257812</text:p>
          </table:table-cell>
          <table:table-cell office:value-type="float" office:value="57.341682434082" calcext:value-type="float">
            <text:p>57.341682434082</text:p>
          </table:table-cell>
          <table:table-cell office:value-type="float" office:value="4137.47080413747" calcext:value-type="float">
            <text:p>4137.47080413747</text:p>
          </table:table-cell>
          <table:table-cell table:formula="of:=[.E123]+1" office:value-type="float" office:value="124" calcext:value-type="float">
            <text:p>124</text:p>
          </table:table-cell>
          <table:table-cell table:formula="of:=[.E124]*1/30"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158.759857177734" calcext:value-type="float">
            <text:p>158.759857177734</text:p>
          </table:table-cell>
          <table:table-cell office:value-type="float" office:value="326.264007568359" calcext:value-type="float">
            <text:p>326.264007568359</text:p>
          </table:table-cell>
          <table:table-cell office:value-type="float" office:value="57.3557014465332" calcext:value-type="float">
            <text:p>57.3557014465332</text:p>
          </table:table-cell>
          <table:table-cell office:value-type="float" office:value="4170.83750417084" calcext:value-type="float">
            <text:p>4170.83750417084</text:p>
          </table:table-cell>
          <table:table-cell table:formula="of:=[.E124]+1" office:value-type="float" office:value="125" calcext:value-type="float">
            <text:p>125</text:p>
          </table:table-cell>
          <table:table-cell table:formula="of:=[.E125]*1/30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156.407928466797" calcext:value-type="float">
            <text:p>156.407928466797</text:p>
          </table:table-cell>
          <table:table-cell office:value-type="float" office:value="326.744079589844" calcext:value-type="float">
            <text:p>326.744079589844</text:p>
          </table:table-cell>
          <table:table-cell office:value-type="float" office:value="56.8577613830566" calcext:value-type="float">
            <text:p>56.8577613830566</text:p>
          </table:table-cell>
          <table:table-cell office:value-type="float" office:value="4204.2042042042" calcext:value-type="float">
            <text:p>4204.2042042042</text:p>
          </table:table-cell>
          <table:table-cell table:formula="of:=[.E125]+1" office:value-type="float" office:value="126" calcext:value-type="float">
            <text:p>126</text:p>
          </table:table-cell>
          <table:table-cell table:formula="of:=[.E126]*1/30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54.884185791016" calcext:value-type="float">
            <text:p>154.884185791016</text:p>
          </table:table-cell>
          <table:table-cell office:value-type="float" office:value="327.172271728516" calcext:value-type="float">
            <text:p>327.172271728516</text:p>
          </table:table-cell>
          <table:table-cell office:value-type="float" office:value="56.2587203979492" calcext:value-type="float">
            <text:p>56.2587203979492</text:p>
          </table:table-cell>
          <table:table-cell office:value-type="float" office:value="4237.57090423757" calcext:value-type="float">
            <text:p>4237.57090423757</text:p>
          </table:table-cell>
          <table:table-cell table:formula="of:=[.E126]+1" office:value-type="float" office:value="127" calcext:value-type="float">
            <text:p>127</text:p>
          </table:table-cell>
          <table:table-cell table:formula="of:=[.E127]*1/30"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153.18083190918" calcext:value-type="float">
            <text:p>153.18083190918</text:p>
          </table:table-cell>
          <table:table-cell office:value-type="float" office:value="327.240936279297" calcext:value-type="float">
            <text:p>327.240936279297</text:p>
          </table:table-cell>
          <table:table-cell office:value-type="float" office:value="56.3116493225098" calcext:value-type="float">
            <text:p>56.3116493225098</text:p>
          </table:table-cell>
          <table:table-cell office:value-type="float" office:value="4270.93760427094" calcext:value-type="float">
            <text:p>4270.93760427094</text:p>
          </table:table-cell>
          <table:table-cell table:formula="of:=[.E127]+1" office:value-type="float" office:value="128" calcext:value-type="float">
            <text:p>128</text:p>
          </table:table-cell>
          <table:table-cell table:formula="of:=[.E128]*1/30"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float" office:value="152.945571899414" calcext:value-type="float">
            <text:p>152.945571899414</text:p>
          </table:table-cell>
          <table:table-cell office:value-type="float" office:value="327.887542724609" calcext:value-type="float">
            <text:p>327.887542724609</text:p>
          </table:table-cell>
          <table:table-cell office:value-type="float" office:value="56.0267219543457" calcext:value-type="float">
            <text:p>56.0267219543457</text:p>
          </table:table-cell>
          <table:table-cell office:value-type="float" office:value="4304.3043043043" calcext:value-type="float">
            <text:p>4304.3043043043</text:p>
          </table:table-cell>
          <table:table-cell table:formula="of:=[.E128]+1" office:value-type="float" office:value="129" calcext:value-type="float">
            <text:p>129</text:p>
          </table:table-cell>
          <table:table-cell table:formula="of:=[.E129]*1/30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50.994003295898" calcext:value-type="float">
            <text:p>150.994003295898</text:p>
          </table:table-cell>
          <table:table-cell office:value-type="float" office:value="327.925048828125" calcext:value-type="float">
            <text:p>327.925048828125</text:p>
          </table:table-cell>
          <table:table-cell office:value-type="float" office:value="56.1476631164551" calcext:value-type="float">
            <text:p>56.1476631164551</text:p>
          </table:table-cell>
          <table:table-cell office:value-type="float" office:value="4337.67100433767" calcext:value-type="float">
            <text:p>4337.67100433767</text:p>
          </table:table-cell>
          <table:table-cell table:formula="of:=[.E129]+1" office:value-type="float" office:value="130" calcext:value-type="float">
            <text:p>130</text:p>
          </table:table-cell>
          <table:table-cell table:formula="of:=[.E130]*1/30"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149.405120849609" calcext:value-type="float">
            <text:p>149.405120849609</text:p>
          </table:table-cell>
          <table:table-cell office:value-type="float" office:value="327.837799072266" calcext:value-type="float">
            <text:p>327.837799072266</text:p>
          </table:table-cell>
          <table:table-cell office:value-type="float" office:value="56.0113906860352" calcext:value-type="float">
            <text:p>56.0113906860352</text:p>
          </table:table-cell>
          <table:table-cell office:value-type="float" office:value="4371.03770437104" calcext:value-type="float">
            <text:p>4371.03770437104</text:p>
          </table:table-cell>
          <table:table-cell table:formula="of:=[.E130]+1" office:value-type="float" office:value="131" calcext:value-type="float">
            <text:p>131</text:p>
          </table:table-cell>
          <table:table-cell table:formula="of:=[.E131]*1/30" office:value-type="float" office:value="4.36666666666667" calcext:value-type="float">
            <text:p>4.36666666666667</text:p>
          </table:table-cell>
        </table:table-row>
        <table:table-row table:style-name="ro1">
          <table:table-cell office:value-type="float" office:value="148.299011230469" calcext:value-type="float">
            <text:p>148.299011230469</text:p>
          </table:table-cell>
          <table:table-cell office:value-type="float" office:value="327.857238769531" calcext:value-type="float">
            <text:p>327.857238769531</text:p>
          </table:table-cell>
          <table:table-cell office:value-type="float" office:value="55.9546966552734" calcext:value-type="float">
            <text:p>55.9546966552734</text:p>
          </table:table-cell>
          <table:table-cell office:value-type="float" office:value="4404.4044044044" calcext:value-type="float">
            <text:p>4404.4044044044</text:p>
          </table:table-cell>
          <table:table-cell table:formula="of:=[.E131]+1" office:value-type="float" office:value="132" calcext:value-type="float">
            <text:p>132</text:p>
          </table:table-cell>
          <table:table-cell table:formula="of:=[.E132]*1/30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48.243682861328" calcext:value-type="float">
            <text:p>148.243682861328</text:p>
          </table:table-cell>
          <table:table-cell office:value-type="float" office:value="328.232818603516" calcext:value-type="float">
            <text:p>328.232818603516</text:p>
          </table:table-cell>
          <table:table-cell office:value-type="float" office:value="55.5846977233887" calcext:value-type="float">
            <text:p>55.5846977233887</text:p>
          </table:table-cell>
          <table:table-cell office:value-type="float" office:value="4437.77110443777" calcext:value-type="float">
            <text:p>4437.77110443777</text:p>
          </table:table-cell>
          <table:table-cell table:formula="of:=[.E132]+1" office:value-type="float" office:value="133" calcext:value-type="float">
            <text:p>133</text:p>
          </table:table-cell>
          <table:table-cell table:formula="of:=[.E133]*1/30" office:value-type="float" office:value="4.43333333333333" calcext:value-type="float">
            <text:p>4.43333333333333</text:p>
          </table:table-cell>
        </table:table-row>
        <table:table-row table:style-name="ro1">
          <table:table-cell office:value-type="float" office:value="148.246078491211" calcext:value-type="float">
            <text:p>148.246078491211</text:p>
          </table:table-cell>
          <table:table-cell office:value-type="float" office:value="328.286834716797" calcext:value-type="float">
            <text:p>328.286834716797</text:p>
          </table:table-cell>
          <table:table-cell office:value-type="float" office:value="55.535270690918" calcext:value-type="float">
            <text:p>55.535270690918</text:p>
          </table:table-cell>
          <table:table-cell office:value-type="float" office:value="4471.13780447114" calcext:value-type="float">
            <text:p>4471.13780447114</text:p>
          </table:table-cell>
          <table:table-cell table:formula="of:=[.E133]+1" office:value-type="float" office:value="134" calcext:value-type="float">
            <text:p>134</text:p>
          </table:table-cell>
          <table:table-cell table:formula="of:=[.E134]*1/30" office:value-type="float" office:value="4.46666666666667" calcext:value-type="float">
            <text:p>4.46666666666667</text:p>
          </table:table-cell>
        </table:table-row>
        <table:table-row table:style-name="ro1">
          <table:table-cell office:value-type="float" office:value="148.310256958008" calcext:value-type="float">
            <text:p>148.310256958008</text:p>
          </table:table-cell>
          <table:table-cell office:value-type="float" office:value="328.340789794922" calcext:value-type="float">
            <text:p>328.340789794922</text:p>
          </table:table-cell>
          <table:table-cell office:value-type="float" office:value="55.5084762573242" calcext:value-type="float">
            <text:p>55.5084762573242</text:p>
          </table:table-cell>
          <table:table-cell office:value-type="float" office:value="4504.50450450451" calcext:value-type="float">
            <text:p>4504.50450450451</text:p>
          </table:table-cell>
          <table:table-cell table:formula="of:=[.E134]+1" office:value-type="float" office:value="135" calcext:value-type="float">
            <text:p>135</text:p>
          </table:table-cell>
          <table:table-cell table:formula="of:=[.E135]*1/30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48.480194091797" calcext:value-type="float">
            <text:p>148.480194091797</text:p>
          </table:table-cell>
          <table:table-cell office:value-type="float" office:value="328.3662109375" calcext:value-type="float">
            <text:p>328.3662109375</text:p>
          </table:table-cell>
          <table:table-cell office:value-type="float" office:value="55.5472564697266" calcext:value-type="float">
            <text:p>55.5472564697266</text:p>
          </table:table-cell>
          <table:table-cell office:value-type="float" office:value="4537.87120453787" calcext:value-type="float">
            <text:p>4537.87120453787</text:p>
          </table:table-cell>
          <table:table-cell table:formula="of:=[.E135]+1" office:value-type="float" office:value="136" calcext:value-type="float">
            <text:p>136</text:p>
          </table:table-cell>
          <table:table-cell table:formula="of:=[.E136]*1/30"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float" office:value="150.080444335938" calcext:value-type="float">
            <text:p>150.080444335938</text:p>
          </table:table-cell>
          <table:table-cell office:value-type="float" office:value="328.605499267578" calcext:value-type="float">
            <text:p>328.605499267578</text:p>
          </table:table-cell>
          <table:table-cell office:value-type="float" office:value="55.9370422363281" calcext:value-type="float">
            <text:p>55.9370422363281</text:p>
          </table:table-cell>
          <table:table-cell office:value-type="float" office:value="4571.23790457124" calcext:value-type="float">
            <text:p>4571.23790457124</text:p>
          </table:table-cell>
          <table:table-cell table:formula="of:=[.E136]+1" office:value-type="float" office:value="137" calcext:value-type="float">
            <text:p>137</text:p>
          </table:table-cell>
          <table:table-cell table:formula="of:=[.E137]*1/30" office:value-type="float" office:value="4.56666666666667" calcext:value-type="float">
            <text:p>4.56666666666667</text:p>
          </table:table-cell>
        </table:table-row>
        <table:table-row table:style-name="ro1">
          <table:table-cell office:value-type="float" office:value="149.213119506836" calcext:value-type="float">
            <text:p>149.213119506836</text:p>
          </table:table-cell>
          <table:table-cell office:value-type="float" office:value="328.661193847656" calcext:value-type="float">
            <text:p>328.661193847656</text:p>
          </table:table-cell>
          <table:table-cell office:value-type="float" office:value="55.7539596557617" calcext:value-type="float">
            <text:p>55.7539596557617</text:p>
          </table:table-cell>
          <table:table-cell office:value-type="float" office:value="4604.60460460461" calcext:value-type="float">
            <text:p>4604.60460460461</text:p>
          </table:table-cell>
          <table:table-cell table:formula="of:=[.E137]+1" office:value-type="float" office:value="138" calcext:value-type="float">
            <text:p>138</text:p>
          </table:table-cell>
          <table:table-cell table:formula="of:=[.E138]*1/30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9.68424987793" calcext:value-type="float">
            <text:p>149.68424987793</text:p>
          </table:table-cell>
          <table:table-cell office:value-type="float" office:value="329.247161865234" calcext:value-type="float">
            <text:p>329.247161865234</text:p>
          </table:table-cell>
          <table:table-cell office:value-type="float" office:value="55.3699836730957" calcext:value-type="float">
            <text:p>55.3699836730957</text:p>
          </table:table-cell>
          <table:table-cell office:value-type="float" office:value="4637.97130463797" calcext:value-type="float">
            <text:p>4637.97130463797</text:p>
          </table:table-cell>
          <table:table-cell table:formula="of:=[.E138]+1" office:value-type="float" office:value="139" calcext:value-type="float">
            <text:p>139</text:p>
          </table:table-cell>
          <table:table-cell table:formula="of:=[.E139]*1/30" office:value-type="float" office:value="4.63333333333333" calcext:value-type="float">
            <text:p>4.63333333333333</text:p>
          </table:table-cell>
        </table:table-row>
        <table:table-row table:style-name="ro1">
          <table:table-cell office:value-type="float" office:value="150.275039672852" calcext:value-type="float">
            <text:p>150.275039672852</text:p>
          </table:table-cell>
          <table:table-cell office:value-type="float" office:value="329.254241943359" calcext:value-type="float">
            <text:p>329.254241943359</text:p>
          </table:table-cell>
          <table:table-cell office:value-type="float" office:value="55.4194946289063" calcext:value-type="float">
            <text:p>55.4194946289063</text:p>
          </table:table-cell>
          <table:table-cell office:value-type="float" office:value="4671.33800467134" calcext:value-type="float">
            <text:p>4671.33800467134</text:p>
          </table:table-cell>
          <table:table-cell table:formula="of:=[.E139]+1" office:value-type="float" office:value="140" calcext:value-type="float">
            <text:p>140</text:p>
          </table:table-cell>
          <table:table-cell table:formula="of:=[.E140]*1/30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149.855697631836" calcext:value-type="float">
            <text:p>149.855697631836</text:p>
          </table:table-cell>
          <table:table-cell office:value-type="float" office:value="329.232116699219" calcext:value-type="float">
            <text:p>329.232116699219</text:p>
          </table:table-cell>
          <table:table-cell office:value-type="float" office:value="55.4452323913574" calcext:value-type="float">
            <text:p>55.4452323913574</text:p>
          </table:table-cell>
          <table:table-cell office:value-type="float" office:value="4704.70470470471" calcext:value-type="float">
            <text:p>4704.70470470471</text:p>
          </table:table-cell>
          <table:table-cell table:formula="of:=[.E140]+1" office:value-type="float" office:value="141" calcext:value-type="float">
            <text:p>141</text:p>
          </table:table-cell>
          <table:table-cell table:formula="of:=[.E141]*1/30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9.961639404297" calcext:value-type="float">
            <text:p>149.961639404297</text:p>
          </table:table-cell>
          <table:table-cell office:value-type="float" office:value="329.201019287109" calcext:value-type="float">
            <text:p>329.201019287109</text:p>
          </table:table-cell>
          <table:table-cell office:value-type="float" office:value="55.3431129455566" calcext:value-type="float">
            <text:p>55.3431129455566</text:p>
          </table:table-cell>
          <table:table-cell office:value-type="float" office:value="4738.07140473807" calcext:value-type="float">
            <text:p>4738.07140473807</text:p>
          </table:table-cell>
          <table:table-cell table:formula="of:=[.E141]+1" office:value-type="float" office:value="142" calcext:value-type="float">
            <text:p>142</text:p>
          </table:table-cell>
          <table:table-cell table:formula="of:=[.E142]*1/30" office:value-type="float" office:value="4.73333333333333" calcext:value-type="float">
            <text:p>4.73333333333333</text:p>
          </table:table-cell>
        </table:table-row>
        <table:table-row table:style-name="ro1">
          <table:table-cell office:value-type="float" office:value="149.36116027832" calcext:value-type="float">
            <text:p>149.36116027832</text:p>
          </table:table-cell>
          <table:table-cell office:value-type="float" office:value="328.606201171875" calcext:value-type="float">
            <text:p>328.606201171875</text:p>
          </table:table-cell>
          <table:table-cell office:value-type="float" office:value="55.6563911437988" calcext:value-type="float">
            <text:p>55.6563911437988</text:p>
          </table:table-cell>
          <table:table-cell office:value-type="float" office:value="4771.43810477144" calcext:value-type="float">
            <text:p>4771.43810477144</text:p>
          </table:table-cell>
          <table:table-cell table:formula="of:=[.E142]+1" office:value-type="float" office:value="143" calcext:value-type="float">
            <text:p>143</text:p>
          </table:table-cell>
          <table:table-cell table:formula="of:=[.E143]*1/30" office:value-type="float" office:value="4.76666666666667" calcext:value-type="float">
            <text:p>4.76666666666667</text:p>
          </table:table-cell>
        </table:table-row>
        <table:table-row table:style-name="ro1">
          <table:table-cell office:value-type="float" office:value="149.386703491211" calcext:value-type="float">
            <text:p>149.386703491211</text:p>
          </table:table-cell>
          <table:table-cell office:value-type="float" office:value="328.547424316406" calcext:value-type="float">
            <text:p>328.547424316406</text:p>
          </table:table-cell>
          <table:table-cell office:value-type="float" office:value="55.7204627990723" calcext:value-type="float">
            <text:p>55.7204627990723</text:p>
          </table:table-cell>
          <table:table-cell office:value-type="float" office:value="4804.80480480481" calcext:value-type="float">
            <text:p>4804.80480480481</text:p>
          </table:table-cell>
          <table:table-cell table:formula="of:=[.E143]+1" office:value-type="float" office:value="144" calcext:value-type="float">
            <text:p>144</text:p>
          </table:table-cell>
          <table:table-cell table:formula="of:=[.E144]*1/30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48.997375488281" calcext:value-type="float">
            <text:p>148.997375488281</text:p>
          </table:table-cell>
          <table:table-cell office:value-type="float" office:value="327.967193603516" calcext:value-type="float">
            <text:p>327.967193603516</text:p>
          </table:table-cell>
          <table:table-cell office:value-type="float" office:value="56.1098365783691" calcext:value-type="float">
            <text:p>56.1098365783691</text:p>
          </table:table-cell>
          <table:table-cell office:value-type="float" office:value="4838.17150483817" calcext:value-type="float">
            <text:p>4838.17150483817</text:p>
          </table:table-cell>
          <table:table-cell table:formula="of:=[.E144]+1" office:value-type="float" office:value="145" calcext:value-type="float">
            <text:p>145</text:p>
          </table:table-cell>
          <table:table-cell table:formula="of:=[.E145]*1/30" office:value-type="float" office:value="4.83333333333333" calcext:value-type="float">
            <text:p>4.83333333333333</text:p>
          </table:table-cell>
        </table:table-row>
        <table:table-row table:style-name="ro1">
          <table:table-cell office:value-type="float" office:value="149.309906005859" calcext:value-type="float">
            <text:p>149.309906005859</text:p>
          </table:table-cell>
          <table:table-cell office:value-type="float" office:value="327.532836914063" calcext:value-type="float">
            <text:p>327.532836914063</text:p>
          </table:table-cell>
          <table:table-cell office:value-type="float" office:value="56.6297340393066" calcext:value-type="float">
            <text:p>56.6297340393066</text:p>
          </table:table-cell>
          <table:table-cell office:value-type="float" office:value="4871.53820487154" calcext:value-type="float">
            <text:p>4871.53820487154</text:p>
          </table:table-cell>
          <table:table-cell table:formula="of:=[.E145]+1" office:value-type="float" office:value="146" calcext:value-type="float">
            <text:p>146</text:p>
          </table:table-cell>
          <table:table-cell table:formula="of:=[.E146]*1/30" office:value-type="float" office:value="4.86666666666667" calcext:value-type="float">
            <text:p>4.86666666666667</text:p>
          </table:table-cell>
        </table:table-row>
        <table:table-row table:style-name="ro1">
          <table:table-cell office:value-type="float" office:value="148.837615966797" calcext:value-type="float">
            <text:p>148.837615966797</text:p>
          </table:table-cell>
          <table:table-cell office:value-type="float" office:value="327.90185546875" calcext:value-type="float">
            <text:p>327.90185546875</text:p>
          </table:table-cell>
          <table:table-cell office:value-type="float" office:value="56.1109085083008" calcext:value-type="float">
            <text:p>56.1109085083008</text:p>
          </table:table-cell>
          <table:table-cell office:value-type="float" office:value="4904.90490490491" calcext:value-type="float">
            <text:p>4904.90490490491</text:p>
          </table:table-cell>
          <table:table-cell table:formula="of:=[.E146]+1" office:value-type="float" office:value="147" calcext:value-type="float">
            <text:p>147</text:p>
          </table:table-cell>
          <table:table-cell table:formula="of:=[.E147]*1/30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48.586776733398" calcext:value-type="float">
            <text:p>148.586776733398</text:p>
          </table:table-cell>
          <table:table-cell office:value-type="float" office:value="327.385101318359" calcext:value-type="float">
            <text:p>327.385101318359</text:p>
          </table:table-cell>
          <table:table-cell office:value-type="float" office:value="56.4991493225098" calcext:value-type="float">
            <text:p>56.4991493225098</text:p>
          </table:table-cell>
          <table:table-cell office:value-type="float" office:value="4938.27160493827" calcext:value-type="float">
            <text:p>4938.27160493827</text:p>
          </table:table-cell>
          <table:table-cell table:formula="of:=[.E147]+1" office:value-type="float" office:value="148" calcext:value-type="float">
            <text:p>148</text:p>
          </table:table-cell>
          <table:table-cell table:formula="of:=[.E148]*1/30" office:value-type="float" office:value="4.93333333333333" calcext:value-type="float">
            <text:p>4.93333333333333</text:p>
          </table:table-cell>
        </table:table-row>
        <table:table-row table:style-name="ro1">
          <table:table-cell office:value-type="float" office:value="149.377151489258" calcext:value-type="float">
            <text:p>149.377151489258</text:p>
          </table:table-cell>
          <table:table-cell office:value-type="float" office:value="327.508361816406" calcext:value-type="float">
            <text:p>327.508361816406</text:p>
          </table:table-cell>
          <table:table-cell office:value-type="float" office:value="56.6777420043945" calcext:value-type="float">
            <text:p>56.6777420043945</text:p>
          </table:table-cell>
          <table:table-cell office:value-type="float" office:value="4971.63830497164" calcext:value-type="float">
            <text:p>4971.63830497164</text:p>
          </table:table-cell>
          <table:table-cell table:formula="of:=[.E148]+1" office:value-type="float" office:value="149" calcext:value-type="float">
            <text:p>149</text:p>
          </table:table-cell>
          <table:table-cell table:formula="of:=[.E149]*1/30" office:value-type="float" office:value="4.96666666666667" calcext:value-type="float">
            <text:p>4.96666666666667</text:p>
          </table:table-cell>
        </table:table-row>
        <table:table-row table:style-name="ro1">
          <table:table-cell office:value-type="float" office:value="149.186111450195" calcext:value-type="float">
            <text:p>149.186111450195</text:p>
          </table:table-cell>
          <table:table-cell office:value-type="float" office:value="327.435577392578" calcext:value-type="float">
            <text:p>327.435577392578</text:p>
          </table:table-cell>
          <table:table-cell office:value-type="float" office:value="56.6734619140625" calcext:value-type="float">
            <text:p>56.6734619140625</text:p>
          </table:table-cell>
          <table:table-cell office:value-type="float" office:value="5005.00500500501" calcext:value-type="float">
            <text:p>5005.00500500501</text:p>
          </table:table-cell>
          <table:table-cell table:formula="of:=[.E149]+1" office:value-type="float" office:value="150" calcext:value-type="float">
            <text:p>150</text:p>
          </table:table-cell>
          <table:table-cell table:formula="of:=[.E150]*1/30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22:43:43.321007273</dc:date>
    <meta:editing-duration>PT6H14M35S</meta:editing-duration>
    <meta:editing-cycles>2</meta:editing-cycles>
    <meta:generator>LibreOffice/6.0.7.3$Linux_X86_64 LibreOffice_project/00m0$Build-3</meta:generator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b6bd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cm" svg:height="10.44cm" xlink:href=".." xlink:type="simple" chart:class="chart:scatter" chart:style-name="ch1">
        <chart:title svg:x="8.031cm" svg:y="0.344cm" chart:style-name="ch2">
          <text:p>Coord v Time</text:p>
        </chart:title>
        <chart:subtitle svg:x="7.316cm" svg:y="1.331cm" chart:style-name="ch3">
          <text:p>Side to Side Experiment</text:p>
        </chart:subtitle>
        <chart:legend svg:x="16.102cm" svg:y="0.457cm" style:legend-expansion="custom" chartooo:width="1.738cm" chartooo:height="1.847cm" style:legend-expansion-aspect-ratio="0.940985381700054" chart:style-name="ch4"/>
        <chart:plot-area chart:style-name="ch5" table:cell-range-address="side2side.A32:side2side.D132" chart:data-source-has-labels="row" svg:x="1.717cm" svg:y="2.276cm" svg:width="16.564cm" svg:height="7.285cm">
          <chartooo:coordinate-region svg:x="2.524cm" svg:y="2.475cm" svg:width="15.385cm" svg:height="6.439cm"/>
          <chart:axis chart:dimension="x" chart:name="primary-x" chart:style-name="ch6">
            <chart:title svg:x="9.227cm" svg:y="9.769cm" chart:style-name="ch7">
              <text:p>Time (ms)</text:p>
            </chart:title>
          </chart:axis>
          <chart:axis chart:dimension="y" chart:name="primary-y" chart:style-name="ch6">
            <chart:title svg:x="0.779cm" svg:y="6.465cm" chart:style-name="ch8">
              <text:p>Pixel #</text:p>
            </chart:title>
            <chart:grid chart:style-name="ch9" chart:class="major"/>
          </chart:axis>
          <chart:series chart:style-name="ch10" chart:values-cell-range-address="side2side.A32:side2side.A132" loext:label-string="x" chart:class="chart:scatter">
            <chart:domain table:cell-range-address="side2side.D32:side2side.D132"/>
            <chart:regression-curve chart:style-name="ch11">
              <chart:equation chart:display-equation="true" chart:display-r-square="false" svg:x="6.385cm" svg:y="3.643cm" chart:style-name="ch12"/>
            </chart:regression-curve>
            <chart:data-point chart:repeated="101"/>
          </chart:series>
          <chart:series chart:style-name="ch13" chart:values-cell-range-address="side2side.B32:side2side.B132" loext:label-string="y" chart:class="chart:scatter">
            <chart:data-point chart:repeated="101"/>
          </chart:series>
          <chart:series chart:style-name="ch14" chart:values-cell-range-address="side2side.C32:side2side.C132" loext:label-string="radius" chart:class="chart:scatter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radi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7.73440106773">
                <text:p>1067.73440106773</text:p>
                <draw:g>
                  <svg:desc>side2side.D32:side2side.D132</svg:desc>
                </draw:g>
              </table:table-cell>
              <table:table-cell office:value-type="float" office:value="483.421051025391">
                <text:p>483.421051025391</text:p>
                <draw:g>
                  <svg:desc>side2side.A32:side2side.A132</svg:desc>
                </draw:g>
              </table:table-cell>
              <table:table-cell office:value-type="float" office:value="321.657897949219">
                <text:p>321.657897949219</text:p>
                <draw:g>
                  <svg:desc>side2side.B32:side2side.B132</svg:desc>
                </draw:g>
              </table:table-cell>
              <table:table-cell office:value-type="float" office:value="59.9301452636719">
                <text:p>59.9301452636719</text:p>
                <draw:g>
                  <svg:desc>side2side.C32:side2side.C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1.1011011011">
                <text:p>1101.1011011011</text:p>
              </table:table-cell>
              <table:table-cell office:value-type="float" office:value="481.367919921875">
                <text:p>481.367919921875</text:p>
              </table:table-cell>
              <table:table-cell office:value-type="float" office:value="321.76416015625">
                <text:p>321.76416015625</text:p>
              </table:table-cell>
              <table:table-cell office:value-type="float" office:value="59.813045501709">
                <text:p>59.813045501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4.46780113447">
                <text:p>1134.46780113447</text:p>
              </table:table-cell>
              <table:table-cell office:value-type="float" office:value="474.898010253906">
                <text:p>474.898010253906</text:p>
              </table:table-cell>
              <table:table-cell office:value-type="float" office:value="330.31591796875">
                <text:p>330.31591796875</text:p>
              </table:table-cell>
              <table:table-cell office:value-type="float" office:value="50.6605186462402">
                <text:p>50.6605186462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7.83450116783">
                <text:p>1167.83450116783</text:p>
              </table:table-cell>
              <table:table-cell office:value-type="float" office:value="476.283264160156">
                <text:p>476.283264160156</text:p>
              </table:table-cell>
              <table:table-cell office:value-type="float" office:value="321.933471679687">
                <text:p>321.933471679687</text:p>
              </table:table-cell>
              <table:table-cell office:value-type="float" office:value="59.6264610290527">
                <text:p>59.6264610290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1.2012012012">
                <text:p>1201.2012012012</text:p>
              </table:table-cell>
              <table:table-cell office:value-type="float" office:value="472.847473144531">
                <text:p>472.847473144531</text:p>
              </table:table-cell>
              <table:table-cell office:value-type="float" office:value="321.457550048828">
                <text:p>321.457550048828</text:p>
              </table:table-cell>
              <table:table-cell office:value-type="float" office:value="59.6848907470703">
                <text:p>59.684890747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4.56790123457">
                <text:p>1234.56790123457</text:p>
              </table:table-cell>
              <table:table-cell office:value-type="float" office:value="470.5">
                <text:p>470.5</text:p>
              </table:table-cell>
              <table:table-cell office:value-type="float" office:value="321.5">
                <text:p>321.5</text:p>
              </table:table-cell>
              <table:table-cell office:value-type="float" office:value="60.0375862121582">
                <text:p>60.0375862121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7.93460126793">
                <text:p>1267.93460126793</text:p>
              </table:table-cell>
              <table:table-cell office:value-type="float" office:value="467">
                <text:p>467</text:p>
              </table:table-cell>
              <table:table-cell office:value-type="float" office:value="321">
                <text:p>321</text:p>
              </table:table-cell>
              <table:table-cell office:value-type="float" office:value="60.2080726623535">
                <text:p>60.2080726623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1.3013013013">
                <text:p>1301.3013013013</text:p>
              </table:table-cell>
              <table:table-cell office:value-type="float" office:value="462.381866455078">
                <text:p>462.381866455078</text:p>
              </table:table-cell>
              <table:table-cell office:value-type="float" office:value="320.090606689453">
                <text:p>320.090606689453</text:p>
              </table:table-cell>
              <table:table-cell office:value-type="float" office:value="60.6396369934082">
                <text:p>60.639636993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4.66800133467">
                <text:p>1334.66800133467</text:p>
              </table:table-cell>
              <table:table-cell office:value-type="float" office:value="460.340911865234">
                <text:p>460.340911865234</text:p>
              </table:table-cell>
              <table:table-cell office:value-type="float" office:value="320.295440673828">
                <text:p>320.295440673828</text:p>
              </table:table-cell>
              <table:table-cell office:value-type="float" office:value="60.4309158325195">
                <text:p>60.4309158325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8.03470136804">
                <text:p>1368.03470136804</text:p>
              </table:table-cell>
              <table:table-cell office:value-type="float" office:value="454.716125488281">
                <text:p>454.716125488281</text:p>
              </table:table-cell>
              <table:table-cell office:value-type="float" office:value="320.042114257812">
                <text:p>320.042114257812</text:p>
              </table:table-cell>
              <table:table-cell office:value-type="float" office:value="60.1108055114746">
                <text:p>60.1108055114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1.4014014014">
                <text:p>1401.4014014014</text:p>
              </table:table-cell>
              <table:table-cell office:value-type="float" office:value="452.858917236328">
                <text:p>452.858917236328</text:p>
              </table:table-cell>
              <table:table-cell office:value-type="float" office:value="320.346588134766">
                <text:p>320.346588134766</text:p>
              </table:table-cell>
              <table:table-cell office:value-type="float" office:value="60.0465545654297">
                <text:p>60.0465545654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4.76810143477">
                <text:p>1434.76810143477</text:p>
              </table:table-cell>
              <table:table-cell office:value-type="float" office:value="447">
                <text:p>447</text:p>
              </table:table-cell>
              <table:table-cell office:value-type="float" office:value="320">
                <text:p>320</text:p>
              </table:table-cell>
              <table:table-cell office:value-type="float" office:value="60.0167617797852">
                <text:p>60.016761779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8.13480146813">
                <text:p>1468.13480146813</text:p>
              </table:table-cell>
              <table:table-cell office:value-type="float" office:value="443">
                <text:p>443</text:p>
              </table:table-cell>
              <table:table-cell office:value-type="float" office:value="320.5">
                <text:p>320.5</text:p>
              </table:table-cell>
              <table:table-cell office:value-type="float" office:value="60.0355072021484">
                <text:p>60.035507202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1.5015015015">
                <text:p>1501.5015015015</text:p>
              </table:table-cell>
              <table:table-cell office:value-type="float" office:value="435.5">
                <text:p>435.5</text:p>
              </table:table-cell>
              <table:table-cell office:value-type="float" office:value="331">
                <text:p>331</text:p>
              </table:table-cell>
              <table:table-cell office:value-type="float" office:value="49.6010055541992">
                <text:p>49.6010055541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4.86820153487">
                <text:p>1534.86820153487</text:p>
              </table:table-cell>
              <table:table-cell office:value-type="float" office:value="429.5">
                <text:p>429.5</text:p>
              </table:table-cell>
              <table:table-cell office:value-type="float" office:value="331.5">
                <text:p>331.5</text:p>
              </table:table-cell>
              <table:table-cell office:value-type="float" office:value="49.3407516479492">
                <text:p>49.340751647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8.23490156824">
                <text:p>1568.23490156824</text:p>
              </table:table-cell>
              <table:table-cell office:value-type="float" office:value="425">
                <text:p>425</text:p>
              </table:table-cell>
              <table:table-cell office:value-type="float" office:value="331.5">
                <text:p>331.5</text:p>
              </table:table-cell>
              <table:table-cell office:value-type="float" office:value="50.1224479675293">
                <text:p>50.1224479675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.6016016016">
                <text:p>1601.6016016016</text:p>
              </table:table-cell>
              <table:table-cell office:value-type="float" office:value="423">
                <text:p>423</text:p>
              </table:table-cell>
              <table:table-cell office:value-type="float" office:value="328.5">
                <text:p>328.5</text:p>
              </table:table-cell>
              <table:table-cell office:value-type="float" office:value="52.8796806335449">
                <text:p>52.8796806335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4.96830163497">
                <text:p>1634.96830163497</text:p>
              </table:table-cell>
              <table:table-cell office:value-type="float" office:value="422.5">
                <text:p>422.5</text:p>
              </table:table-cell>
              <table:table-cell office:value-type="float" office:value="324.375">
                <text:p>324.375</text:p>
              </table:table-cell>
              <table:table-cell office:value-type="float" office:value="56.4305038452148">
                <text:p>56.4305038452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8.33500166834">
                <text:p>1668.33500166834</text:p>
              </table:table-cell>
              <table:table-cell office:value-type="float" office:value="413.943176269531">
                <text:p>413.943176269531</text:p>
              </table:table-cell>
              <table:table-cell office:value-type="float" office:value="330.045440673828">
                <text:p>330.045440673828</text:p>
              </table:table-cell>
              <table:table-cell office:value-type="float" office:value="51.6328277587891">
                <text:p>51.6328277587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1.7017017017">
                <text:p>1701.7017017017</text:p>
              </table:table-cell>
              <table:table-cell office:value-type="float" office:value="409.166656494141">
                <text:p>409.166656494141</text:p>
              </table:table-cell>
              <table:table-cell office:value-type="float" office:value="329.333343505859">
                <text:p>329.333343505859</text:p>
              </table:table-cell>
              <table:table-cell office:value-type="float" office:value="52.2667770385742">
                <text:p>52.2667770385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5.06840173507">
                <text:p>1735.06840173507</text:p>
              </table:table-cell>
              <table:table-cell office:value-type="float" office:value="407">
                <text:p>407</text:p>
              </table:table-cell>
              <table:table-cell office:value-type="float" office:value="322.168090820312">
                <text:p>322.168090820312</text:p>
              </table:table-cell>
              <table:table-cell office:value-type="float" office:value="58.3827133178711">
                <text:p>58.3827133178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8.43510176844">
                <text:p>1768.43510176844</text:p>
              </table:table-cell>
              <table:table-cell office:value-type="float" office:value="403.132293701172">
                <text:p>403.132293701172</text:p>
              </table:table-cell>
              <table:table-cell office:value-type="float" office:value="322.145660400391">
                <text:p>322.145660400391</text:p>
              </table:table-cell>
              <table:table-cell office:value-type="float" office:value="58.2924118041992">
                <text:p>58.2924118041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1.8018018018">
                <text:p>1801.8018018018</text:p>
              </table:table-cell>
              <table:table-cell office:value-type="float" office:value="399.134979248047">
                <text:p>399.134979248047</text:p>
              </table:table-cell>
              <table:table-cell office:value-type="float" office:value="322.199798583984">
                <text:p>322.199798583984</text:p>
              </table:table-cell>
              <table:table-cell office:value-type="float" office:value="58.2390174865723">
                <text:p>58.2390174865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5.16850183517">
                <text:p>1835.16850183517</text:p>
              </table:table-cell>
              <table:table-cell office:value-type="float" office:value="397.5">
                <text:p>397.5</text:p>
              </table:table-cell>
              <table:table-cell office:value-type="float" office:value="323.131591796875">
                <text:p>323.131591796875</text:p>
              </table:table-cell>
              <table:table-cell office:value-type="float" office:value="57.5002365112305">
                <text:p>57.5002365112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8.53520186854">
                <text:p>1868.53520186854</text:p>
              </table:table-cell>
              <table:table-cell office:value-type="float" office:value="393.209228515625">
                <text:p>393.209228515625</text:p>
              </table:table-cell>
              <table:table-cell office:value-type="float" office:value="323.684387207031">
                <text:p>323.684387207031</text:p>
              </table:table-cell>
              <table:table-cell office:value-type="float" office:value="56.775276184082">
                <text:p>56.775276184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1.9019019019">
                <text:p>1901.9019019019</text:p>
              </table:table-cell>
              <table:table-cell office:value-type="float" office:value="387.5">
                <text:p>387.5</text:p>
              </table:table-cell>
              <table:table-cell office:value-type="float" office:value="328">
                <text:p>328</text:p>
              </table:table-cell>
              <table:table-cell office:value-type="float" office:value="53.0496025085449">
                <text:p>53.0496025085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5.26860193527">
                <text:p>1935.26860193527</text:p>
              </table:table-cell>
              <table:table-cell office:value-type="float" office:value="387">
                <text:p>387</text:p>
              </table:table-cell>
              <table:table-cell office:value-type="float" office:value="327.580963134766">
                <text:p>327.580963134766</text:p>
              </table:table-cell>
              <table:table-cell office:value-type="float" office:value="53.1861457824707">
                <text:p>53.1861457824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8.63530196864">
                <text:p>1968.63530196864</text:p>
              </table:table-cell>
              <table:table-cell office:value-type="float" office:value="381.5">
                <text:p>381.5</text:p>
              </table:table-cell>
              <table:table-cell office:value-type="float" office:value="330">
                <text:p>330</text:p>
              </table:table-cell>
              <table:table-cell office:value-type="float" office:value="51.3055572509766">
                <text:p>51.30555725097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2.002002002">
                <text:p>2002.002002002</text:p>
              </table:table-cell>
              <table:table-cell office:value-type="float" office:value="378.5">
                <text:p>378.5</text:p>
              </table:table-cell>
              <table:table-cell office:value-type="float" office:value="327.5">
                <text:p>327.5</text:p>
              </table:table-cell>
              <table:table-cell office:value-type="float" office:value="53.5398025512695">
                <text:p>53.5398025512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5.36870203537">
                <text:p>2035.36870203537</text:p>
              </table:table-cell>
              <table:table-cell office:value-type="float" office:value="377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57.558765411377">
                <text:p>57.558765411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8.73540206874">
                <text:p>2068.73540206874</text:p>
              </table:table-cell>
              <table:table-cell office:value-type="float" office:value="373.520538330078">
                <text:p>373.520538330078</text:p>
              </table:table-cell>
              <table:table-cell office:value-type="float" office:value="322.109588623047">
                <text:p>322.109588623047</text:p>
              </table:table-cell>
              <table:table-cell office:value-type="float" office:value="58.2519950866699">
                <text:p>58.2519950866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2.1021021021">
                <text:p>2102.1021021021</text:p>
              </table:table-cell>
              <table:table-cell office:value-type="float" office:value="371.5">
                <text:p>371.5</text:p>
              </table:table-cell>
              <table:table-cell office:value-type="float" office:value="322.5">
                <text:p>322.5</text:p>
              </table:table-cell>
              <table:table-cell office:value-type="float" office:value="58.6388244628906">
                <text:p>58.6388244628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5.46880213547">
                <text:p>2135.46880213547</text:p>
              </table:table-cell>
              <table:table-cell office:value-type="float" office:value="368">
                <text:p>368</text:p>
              </table:table-cell>
              <table:table-cell office:value-type="float" office:value="322.5">
                <text:p>322.5</text:p>
              </table:table-cell>
              <table:table-cell office:value-type="float" office:value="58.7389297485352">
                <text:p>58.7389297485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8.83550216884">
                <text:p>2168.83550216884</text:p>
              </table:table-cell>
              <table:table-cell office:value-type="float" office:value="363">
                <text:p>363</text:p>
              </table:table-cell>
              <table:table-cell office:value-type="float" office:value="322">
                <text:p>322</text:p>
              </table:table-cell>
              <table:table-cell office:value-type="float" office:value="58.8558540344238">
                <text:p>58.8558540344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2.2022022022">
                <text:p>2202.2022022022</text:p>
              </table:table-cell>
              <table:table-cell office:value-type="float" office:value="359.878295898437">
                <text:p>359.878295898437</text:p>
              </table:table-cell>
              <table:table-cell office:value-type="float" office:value="321.934295654297">
                <text:p>321.934295654297</text:p>
              </table:table-cell>
              <table:table-cell office:value-type="float" office:value="58.5009078979492">
                <text:p>58.500907897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5.56890223557">
                <text:p>2235.56890223557</text:p>
              </table:table-cell>
              <table:table-cell office:value-type="float" office:value="356">
                <text:p>356</text:p>
              </table:table-cell>
              <table:table-cell office:value-type="float" office:value="322.5">
                <text:p>322.5</text:p>
              </table:table-cell>
              <table:table-cell office:value-type="float" office:value="58.2001838684082">
                <text:p>58.2001838684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8.93560226894">
                <text:p>2268.93560226894</text:p>
              </table:table-cell>
              <table:table-cell office:value-type="float" office:value="353">
                <text:p>353</text:p>
              </table:table-cell>
              <table:table-cell office:value-type="float" office:value="322.639129638672">
                <text:p>322.639129638672</text:p>
              </table:table-cell>
              <table:table-cell office:value-type="float" office:value="58.0627326965332">
                <text:p>58.0627326965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2.3023023023">
                <text:p>2302.3023023023</text:p>
              </table:table-cell>
              <table:table-cell office:value-type="float" office:value="350.208648681641">
                <text:p>350.208648681641</text:p>
              </table:table-cell>
              <table:table-cell office:value-type="float" office:value="322.618103027344">
                <text:p>322.618103027344</text:p>
              </table:table-cell>
              <table:table-cell office:value-type="float" office:value="57.9085235595703">
                <text:p>57.9085235595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5.66900233567">
                <text:p>2335.66900233567</text:p>
              </table:table-cell>
              <table:table-cell office:value-type="float" office:value="342.482513427734">
                <text:p>342.482513427734</text:p>
              </table:table-cell>
              <table:table-cell office:value-type="float" office:value="322.317077636719">
                <text:p>322.317077636719</text:p>
              </table:table-cell>
              <table:table-cell office:value-type="float" office:value="58.4629058837891">
                <text:p>58.4629058837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69.03570236904">
                <text:p>2369.03570236904</text:p>
              </table:table-cell>
              <table:table-cell office:value-type="float" office:value="336.968688964844">
                <text:p>336.968688964844</text:p>
              </table:table-cell>
              <table:table-cell office:value-type="float" office:value="323.664337158203">
                <text:p>323.664337158203</text:p>
              </table:table-cell>
              <table:table-cell office:value-type="float" office:value="57.4056396484375">
                <text:p>57.405639648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2.4024024024">
                <text:p>2402.4024024024</text:p>
              </table:table-cell>
              <table:table-cell office:value-type="float" office:value="334.207183837891">
                <text:p>334.207183837891</text:p>
              </table:table-cell>
              <table:table-cell office:value-type="float" office:value="324.359710693359">
                <text:p>324.359710693359</text:p>
              </table:table-cell>
              <table:table-cell office:value-type="float" office:value="56.6074409484863">
                <text:p>56.60744094848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5.76910243577">
                <text:p>2435.76910243577</text:p>
              </table:table-cell>
              <table:table-cell office:value-type="float" office:value="329.611511230469">
                <text:p>329.611511230469</text:p>
              </table:table-cell>
              <table:table-cell office:value-type="float" office:value="325.633941650391">
                <text:p>325.633941650391</text:p>
              </table:table-cell>
              <table:table-cell office:value-type="float" office:value="56.0820236206055">
                <text:p>56.0820236206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9.13580246914">
                <text:p>2469.13580246914</text:p>
              </table:table-cell>
              <table:table-cell office:value-type="float" office:value="324.938537597656">
                <text:p>324.938537597656</text:p>
              </table:table-cell>
              <table:table-cell office:value-type="float" office:value="325.274017333984">
                <text:p>325.274017333984</text:p>
              </table:table-cell>
              <table:table-cell office:value-type="float" office:value="56.3700637817383">
                <text:p>56.3700637817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2.5025025025">
                <text:p>2502.5025025025</text:p>
              </table:table-cell>
              <table:table-cell office:value-type="float" office:value="319.582763671875">
                <text:p>319.582763671875</text:p>
              </table:table-cell>
              <table:table-cell office:value-type="float" office:value="324.644775390625">
                <text:p>324.644775390625</text:p>
              </table:table-cell>
              <table:table-cell office:value-type="float" office:value="57.1284065246582">
                <text:p>57.1284065246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5.86920253587">
                <text:p>2535.86920253587</text:p>
              </table:table-cell>
              <table:table-cell office:value-type="float" office:value="315.481353759766">
                <text:p>315.481353759766</text:p>
              </table:table-cell>
              <table:table-cell office:value-type="float" office:value="324.630432128906">
                <text:p>324.630432128906</text:p>
              </table:table-cell>
              <table:table-cell office:value-type="float" office:value="57.4249229431152">
                <text:p>57.4249229431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9.23590256924">
                <text:p>2569.23590256924</text:p>
              </table:table-cell>
              <table:table-cell office:value-type="float" office:value="313.931884765625">
                <text:p>313.931884765625</text:p>
              </table:table-cell>
              <table:table-cell office:value-type="float" office:value="325.044860839844">
                <text:p>325.044860839844</text:p>
              </table:table-cell>
              <table:table-cell office:value-type="float" office:value="57.1802864074707">
                <text:p>57.18028640747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2.6026026026">
                <text:p>2602.6026026026</text:p>
              </table:table-cell>
              <table:table-cell office:value-type="float" office:value="310.353424072266">
                <text:p>310.353424072266</text:p>
              </table:table-cell>
              <table:table-cell office:value-type="float" office:value="325.185729980469">
                <text:p>325.185729980469</text:p>
              </table:table-cell>
              <table:table-cell office:value-type="float" office:value="57.201831817627">
                <text:p>57.201831817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5.96930263597">
                <text:p>2635.96930263597</text:p>
              </table:table-cell>
              <table:table-cell office:value-type="float" office:value="306.397766113281">
                <text:p>306.397766113281</text:p>
              </table:table-cell>
              <table:table-cell office:value-type="float" office:value="325.464691162109">
                <text:p>325.464691162109</text:p>
              </table:table-cell>
              <table:table-cell office:value-type="float" office:value="56.9473266601563">
                <text:p>56.947326660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69.33600266934">
                <text:p>2669.33600266934</text:p>
              </table:table-cell>
              <table:table-cell office:value-type="float" office:value="304">
                <text:p>304</text:p>
              </table:table-cell>
              <table:table-cell office:value-type="float" office:value="328">
                <text:p>328</text:p>
              </table:table-cell>
              <table:table-cell office:value-type="float" office:value="55.4617958068848">
                <text:p>55.4617958068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2.7027027027">
                <text:p>2702.7027027027</text:p>
              </table:table-cell>
              <table:table-cell office:value-type="float" office:value="296.833343505859">
                <text:p>296.833343505859</text:p>
              </table:table-cell>
              <table:table-cell office:value-type="float" office:value="329.5">
                <text:p>329.5</text:p>
              </table:table-cell>
              <table:table-cell office:value-type="float" office:value="53.3256149291992">
                <text:p>53.3256149291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6.06940273607">
                <text:p>2736.06940273607</text:p>
              </table:table-cell>
              <table:table-cell office:value-type="float" office:value="299.100341796875">
                <text:p>299.100341796875</text:p>
              </table:table-cell>
              <table:table-cell office:value-type="float" office:value="327.819396972656">
                <text:p>327.819396972656</text:p>
              </table:table-cell>
              <table:table-cell office:value-type="float" office:value="57.065357208252">
                <text:p>57.065357208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9.43610276944">
                <text:p>2769.43610276944</text:p>
              </table:table-cell>
              <table:table-cell office:value-type="float" office:value="297">
                <text:p>297</text:p>
              </table:table-cell>
              <table:table-cell office:value-type="float" office:value="327.5">
                <text:p>327.5</text:p>
              </table:table-cell>
              <table:table-cell office:value-type="float" office:value="57.264835357666">
                <text:p>57.264835357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02.8028028028">
                <text:p>2802.8028028028</text:p>
              </table:table-cell>
              <table:table-cell office:value-type="float" office:value="293.58984375">
                <text:p>293.58984375</text:p>
              </table:table-cell>
              <table:table-cell office:value-type="float" office:value="327.3203125">
                <text:p>327.3203125</text:p>
              </table:table-cell>
              <table:table-cell office:value-type="float" office:value="57.3189468383789">
                <text:p>57.3189468383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6.16950283617">
                <text:p>2836.16950283617</text:p>
              </table:table-cell>
              <table:table-cell office:value-type="float" office:value="290.255462646484">
                <text:p>290.255462646484</text:p>
              </table:table-cell>
              <table:table-cell office:value-type="float" office:value="327.366821289062">
                <text:p>327.366821289062</text:p>
              </table:table-cell>
              <table:table-cell office:value-type="float" office:value="57.5029335021973">
                <text:p>57.50293350219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9.53620286954">
                <text:p>2869.53620286954</text:p>
              </table:table-cell>
              <table:table-cell office:value-type="float" office:value="285.636962890625">
                <text:p>285.636962890625</text:p>
              </table:table-cell>
              <table:table-cell office:value-type="float" office:value="327.482604980469">
                <text:p>327.482604980469</text:p>
              </table:table-cell>
              <table:table-cell office:value-type="float" office:value="56.6812324523926">
                <text:p>56.6812324523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2.9029029029">
                <text:p>2902.9029029029</text:p>
              </table:table-cell>
              <table:table-cell office:value-type="float" office:value="282.074157714844">
                <text:p>282.074157714844</text:p>
              </table:table-cell>
              <table:table-cell office:value-type="float" office:value="326.870239257812">
                <text:p>326.870239257812</text:p>
              </table:table-cell>
              <table:table-cell office:value-type="float" office:value="57.1568450927734">
                <text:p>57.1568450927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6.26960293627">
                <text:p>2936.26960293627</text:p>
              </table:table-cell>
              <table:table-cell office:value-type="float" office:value="278.229187011719">
                <text:p>278.229187011719</text:p>
              </table:table-cell>
              <table:table-cell office:value-type="float" office:value="326.587432861328">
                <text:p>326.587432861328</text:p>
              </table:table-cell>
              <table:table-cell office:value-type="float" office:value="57.3296127319336">
                <text:p>57.3296127319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9.63630296964">
                <text:p>2969.63630296964</text:p>
              </table:table-cell>
              <table:table-cell office:value-type="float" office:value="275.152130126953">
                <text:p>275.152130126953</text:p>
              </table:table-cell>
              <table:table-cell office:value-type="float" office:value="326.774841308594">
                <text:p>326.774841308594</text:p>
              </table:table-cell>
              <table:table-cell office:value-type="float" office:value="58.3055152893066">
                <text:p>58.3055152893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3.003003003">
                <text:p>3003.003003003</text:p>
              </table:table-cell>
              <table:table-cell office:value-type="float" office:value="271.429046630859">
                <text:p>271.429046630859</text:p>
              </table:table-cell>
              <table:table-cell office:value-type="float" office:value="326.401611328125">
                <text:p>326.401611328125</text:p>
              </table:table-cell>
              <table:table-cell office:value-type="float" office:value="58.0380706787109">
                <text:p>58.0380706787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6.36970303637">
                <text:p>3036.36970303637</text:p>
              </table:table-cell>
              <table:table-cell office:value-type="float" office:value="267.659851074219">
                <text:p>267.659851074219</text:p>
              </table:table-cell>
              <table:table-cell office:value-type="float" office:value="326.930603027344">
                <text:p>326.930603027344</text:p>
              </table:table-cell>
              <table:table-cell office:value-type="float" office:value="57.6917953491211">
                <text:p>57.6917953491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69.73640306974">
                <text:p>3069.73640306974</text:p>
              </table:table-cell>
              <table:table-cell office:value-type="float" office:value="262.147857666016">
                <text:p>262.147857666016</text:p>
              </table:table-cell>
              <table:table-cell office:value-type="float" office:value="326.478454589844">
                <text:p>326.478454589844</text:p>
              </table:table-cell>
              <table:table-cell office:value-type="float" office:value="57.3314208984375">
                <text:p>57.331420898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3.1031031031">
                <text:p>3103.1031031031</text:p>
              </table:table-cell>
              <table:table-cell office:value-type="float" office:value="258.830108642578">
                <text:p>258.830108642578</text:p>
              </table:table-cell>
              <table:table-cell office:value-type="float" office:value="327.10400390625">
                <text:p>327.10400390625</text:p>
              </table:table-cell>
              <table:table-cell office:value-type="float" office:value="56.6958312988281">
                <text:p>56.6958312988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36.46980313647">
                <text:p>3136.46980313647</text:p>
              </table:table-cell>
              <table:table-cell office:value-type="float" office:value="255.244735717773">
                <text:p>255.244735717773</text:p>
              </table:table-cell>
              <table:table-cell office:value-type="float" office:value="326.547790527344">
                <text:p>326.547790527344</text:p>
              </table:table-cell>
              <table:table-cell office:value-type="float" office:value="56.9499549865723">
                <text:p>56.9499549865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9.83650316984">
                <text:p>3169.83650316984</text:p>
              </table:table-cell>
              <table:table-cell office:value-type="float" office:value="251.394302368164">
                <text:p>251.394302368164</text:p>
              </table:table-cell>
              <table:table-cell office:value-type="float" office:value="326.455474853516">
                <text:p>326.455474853516</text:p>
              </table:table-cell>
              <table:table-cell office:value-type="float" office:value="56.7332000732422">
                <text:p>56.7332000732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3.2032032032">
                <text:p>3203.2032032032</text:p>
              </table:table-cell>
              <table:table-cell office:value-type="float" office:value="247.326095581055">
                <text:p>247.326095581055</text:p>
              </table:table-cell>
              <table:table-cell office:value-type="float" office:value="326.456115722656">
                <text:p>326.456115722656</text:p>
              </table:table-cell>
              <table:table-cell office:value-type="float" office:value="56.7069091796875">
                <text:p>56.7069091796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36.56990323657">
                <text:p>3236.56990323657</text:p>
              </table:table-cell>
              <table:table-cell office:value-type="float" office:value="243.139755249023">
                <text:p>243.139755249023</text:p>
              </table:table-cell>
              <table:table-cell office:value-type="float" office:value="325.953430175781">
                <text:p>325.953430175781</text:p>
              </table:table-cell>
              <table:table-cell office:value-type="float" office:value="57.1037559509277">
                <text:p>57.1037559509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69.93660326994">
                <text:p>3269.93660326994</text:p>
              </table:table-cell>
              <table:table-cell office:value-type="float" office:value="240.531494140625">
                <text:p>240.531494140625</text:p>
              </table:table-cell>
              <table:table-cell office:value-type="float" office:value="328.303161621094">
                <text:p>328.303161621094</text:p>
              </table:table-cell>
              <table:table-cell office:value-type="float" office:value="55.079833984375">
                <text:p>55.07983398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03.3033033033">
                <text:p>3303.3033033033</text:p>
              </table:table-cell>
              <table:table-cell office:value-type="float" office:value="236.889556884766">
                <text:p>236.889556884766</text:p>
              </table:table-cell>
              <table:table-cell office:value-type="float" office:value="327.720886230469">
                <text:p>327.720886230469</text:p>
              </table:table-cell>
              <table:table-cell office:value-type="float" office:value="55.7558250427246">
                <text:p>55.7558250427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36.67000333667">
                <text:p>3336.67000333667</text:p>
              </table:table-cell>
              <table:table-cell office:value-type="float" office:value="235.975204467773">
                <text:p>235.975204467773</text:p>
              </table:table-cell>
              <table:table-cell office:value-type="float" office:value="327.986114501953">
                <text:p>327.986114501953</text:p>
              </table:table-cell>
              <table:table-cell office:value-type="float" office:value="57.3063011169434">
                <text:p>57.3063011169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0.03670337004">
                <text:p>3370.03670337004</text:p>
              </table:table-cell>
              <table:table-cell office:value-type="float" office:value="228.50846862793">
                <text:p>228.50846862793</text:p>
              </table:table-cell>
              <table:table-cell office:value-type="float" office:value="326.484466552734">
                <text:p>326.484466552734</text:p>
              </table:table-cell>
              <table:table-cell office:value-type="float" office:value="56.7494964599609">
                <text:p>56.7494964599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03.4034034034">
                <text:p>3403.4034034034</text:p>
              </table:table-cell>
              <table:table-cell office:value-type="float" office:value="227">
                <text:p>227</text:p>
              </table:table-cell>
              <table:table-cell office:value-type="float" office:value="327.5">
                <text:p>327.5</text:p>
              </table:table-cell>
              <table:table-cell office:value-type="float" office:value="57.019832611084">
                <text:p>57.019832611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36.77010343677">
                <text:p>3436.77010343677</text:p>
              </table:table-cell>
              <table:table-cell office:value-type="float" office:value="224.219696044922">
                <text:p>224.219696044922</text:p>
              </table:table-cell>
              <table:table-cell office:value-type="float" office:value="327.368347167969">
                <text:p>327.368347167969</text:p>
              </table:table-cell>
              <table:table-cell office:value-type="float" office:value="56.6058387756348">
                <text:p>56.6058387756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70.13680347014">
                <text:p>3470.13680347014</text:p>
              </table:table-cell>
              <table:table-cell office:value-type="float" office:value="220.631973266602">
                <text:p>220.631973266602</text:p>
              </table:table-cell>
              <table:table-cell office:value-type="float" office:value="327.561401367188">
                <text:p>327.561401367188</text:p>
              </table:table-cell>
              <table:table-cell office:value-type="float" office:value="55.700366973877">
                <text:p>55.7003669738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03.5035035035">
                <text:p>3503.5035035035</text:p>
              </table:table-cell>
              <table:table-cell office:value-type="float" office:value="221.532745361328">
                <text:p>221.532745361328</text:p>
              </table:table-cell>
              <table:table-cell office:value-type="float" office:value="328.911285400391">
                <text:p>328.911285400391</text:p>
              </table:table-cell>
              <table:table-cell office:value-type="float" office:value="55.8005485534668">
                <text:p>55.8005485534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36.87020353687">
                <text:p>3536.87020353687</text:p>
              </table:table-cell>
              <table:table-cell office:value-type="float" office:value="216.593490600586">
                <text:p>216.593490600586</text:p>
              </table:table-cell>
              <table:table-cell office:value-type="float" office:value="328.813018798828">
                <text:p>328.813018798828</text:p>
              </table:table-cell>
              <table:table-cell office:value-type="float" office:value="55.0382843017578">
                <text:p>55.0382843017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70.23690357024">
                <text:p>3570.23690357024</text:p>
              </table:table-cell>
              <table:table-cell office:value-type="float" office:value="211">
                <text:p>211</text:p>
              </table:table-cell>
              <table:table-cell office:value-type="float" office:value="327.666656494141">
                <text:p>327.666656494141</text:p>
              </table:table-cell>
              <table:table-cell office:value-type="float" office:value="55.4628067016602">
                <text:p>55.4628067016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03.6036036036">
                <text:p>3603.6036036036</text:p>
              </table:table-cell>
              <table:table-cell office:value-type="float" office:value="207.600387573242">
                <text:p>207.600387573242</text:p>
              </table:table-cell>
              <table:table-cell office:value-type="float" office:value="326.860229492187">
                <text:p>326.860229492187</text:p>
              </table:table-cell>
              <table:table-cell office:value-type="float" office:value="56.360538482666">
                <text:p>56.360538482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36.97030363697">
                <text:p>3636.97030363697</text:p>
              </table:table-cell>
              <table:table-cell office:value-type="float" office:value="203.694030761719">
                <text:p>203.694030761719</text:p>
              </table:table-cell>
              <table:table-cell office:value-type="float" office:value="329.902984619141">
                <text:p>329.902984619141</text:p>
              </table:table-cell>
              <table:table-cell office:value-type="float" office:value="53.7764320373535">
                <text:p>53.77643203735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0.33700367034">
                <text:p>3670.33700367034</text:p>
              </table:table-cell>
              <table:table-cell office:value-type="float" office:value="200.220443725586">
                <text:p>200.220443725586</text:p>
              </table:table-cell>
              <table:table-cell office:value-type="float" office:value="329.668640136719">
                <text:p>329.668640136719</text:p>
              </table:table-cell>
              <table:table-cell office:value-type="float" office:value="53.7359771728516">
                <text:p>53.7359771728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03.7037037037">
                <text:p>3703.7037037037</text:p>
              </table:table-cell>
              <table:table-cell office:value-type="float" office:value="196.597229003906">
                <text:p>196.597229003906</text:p>
              </table:table-cell>
              <table:table-cell office:value-type="float" office:value="330.097534179687">
                <text:p>330.097534179687</text:p>
              </table:table-cell>
              <table:table-cell office:value-type="float" office:value="53.5598449707031">
                <text:p>53.5598449707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37.07040373707">
                <text:p>3737.07040373707</text:p>
              </table:table-cell>
              <table:table-cell office:value-type="float" office:value="192.880859375">
                <text:p>192.880859375</text:p>
              </table:table-cell>
              <table:table-cell office:value-type="float" office:value="330.101318359375">
                <text:p>330.101318359375</text:p>
              </table:table-cell>
              <table:table-cell office:value-type="float" office:value="53.7032852172852">
                <text:p>53.7032852172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70.43710377044">
                <text:p>3770.43710377044</text:p>
              </table:table-cell>
              <table:table-cell office:value-type="float" office:value="188.104354858398">
                <text:p>188.104354858398</text:p>
              </table:table-cell>
              <table:table-cell office:value-type="float" office:value="327.830230712891">
                <text:p>327.830230712891</text:p>
              </table:table-cell>
              <table:table-cell office:value-type="float" office:value="55.2719345092774">
                <text:p>55.2719345092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.8038038038">
                <text:p>3803.8038038038</text:p>
              </table:table-cell>
              <table:table-cell office:value-type="float" office:value="185.798385620117">
                <text:p>185.798385620117</text:p>
              </table:table-cell>
              <table:table-cell office:value-type="float" office:value="327.903228759766">
                <text:p>327.903228759766</text:p>
              </table:table-cell>
              <table:table-cell office:value-type="float" office:value="55.4622497558594">
                <text:p>55.4622497558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7.17050383717">
                <text:p>3837.17050383717</text:p>
              </table:table-cell>
              <table:table-cell office:value-type="float" office:value="185.5">
                <text:p>185.5</text:p>
              </table:table-cell>
              <table:table-cell office:value-type="float" office:value="328">
                <text:p>328</text:p>
              </table:table-cell>
              <table:table-cell office:value-type="float" office:value="55.8234825134277">
                <text:p>55.8234825134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70.53720387054">
                <text:p>3870.53720387054</text:p>
              </table:table-cell>
              <table:table-cell office:value-type="float" office:value="182">
                <text:p>182</text:p>
              </table:table-cell>
              <table:table-cell office:value-type="float" office:value="327.380950927734">
                <text:p>327.380950927734</text:p>
              </table:table-cell>
              <table:table-cell office:value-type="float" office:value="55.7273445129395">
                <text:p>55.7273445129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03.9039039039">
                <text:p>3903.9039039039</text:p>
              </table:table-cell>
              <table:table-cell office:value-type="float" office:value="180">
                <text:p>180</text:p>
              </table:table-cell>
              <table:table-cell office:value-type="float" office:value="326.210266113281">
                <text:p>326.210266113281</text:p>
              </table:table-cell>
              <table:table-cell office:value-type="float" office:value="56.8134155273438">
                <text:p>56.8134155273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7.27060393727">
                <text:p>3937.27060393727</text:p>
              </table:table-cell>
              <table:table-cell office:value-type="float" office:value="179.07682800293">
                <text:p>179.07682800293</text:p>
              </table:table-cell>
              <table:table-cell office:value-type="float" office:value="325.519378662109">
                <text:p>325.519378662109</text:p>
              </table:table-cell>
              <table:table-cell office:value-type="float" office:value="57.8582458496094">
                <text:p>57.8582458496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70.63730397064">
                <text:p>3970.63730397064</text:p>
              </table:table-cell>
              <table:table-cell office:value-type="float" office:value="177.508728027344">
                <text:p>177.508728027344</text:p>
              </table:table-cell>
              <table:table-cell office:value-type="float" office:value="325.605316162109">
                <text:p>325.605316162109</text:p>
              </table:table-cell>
              <table:table-cell office:value-type="float" office:value="58.1325950622559">
                <text:p>58.1325950622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4.004004004">
                <text:p>4004.004004004</text:p>
              </table:table-cell>
              <table:table-cell office:value-type="float" office:value="173.653991699219">
                <text:p>173.653991699219</text:p>
              </table:table-cell>
              <table:table-cell office:value-type="float" office:value="325.891479492187">
                <text:p>325.891479492187</text:p>
              </table:table-cell>
              <table:table-cell office:value-type="float" office:value="57.2378997802734">
                <text:p>57.23789978027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37.37070403737">
                <text:p>4037.37070403737</text:p>
              </table:table-cell>
              <table:table-cell office:value-type="float" office:value="170.555145263672">
                <text:p>170.555145263672</text:p>
              </table:table-cell>
              <table:table-cell office:value-type="float" office:value="326.976196289062">
                <text:p>326.976196289062</text:p>
              </table:table-cell>
              <table:table-cell office:value-type="float" office:value="56.1524925231934">
                <text:p>56.1524925231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70.73740407074">
                <text:p>4070.73740407074</text:p>
              </table:table-cell>
              <table:table-cell office:value-type="float" office:value="167.631820678711">
                <text:p>167.631820678711</text:p>
              </table:table-cell>
              <table:table-cell office:value-type="float" office:value="326.37255859375">
                <text:p>326.37255859375</text:p>
              </table:table-cell>
              <table:table-cell office:value-type="float" office:value="56.6276779174805">
                <text:p>56.6276779174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04.1041041041">
                <text:p>4104.1041041041</text:p>
              </table:table-cell>
              <table:table-cell office:value-type="float" office:value="165.089767456055">
                <text:p>165.089767456055</text:p>
              </table:table-cell>
              <table:table-cell office:value-type="float" office:value="325.877838134766">
                <text:p>325.877838134766</text:p>
              </table:table-cell>
              <table:table-cell office:value-type="float" office:value="57.0894927978516">
                <text:p>57.0894927978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37.47080413747">
                <text:p>4137.47080413747</text:p>
              </table:table-cell>
              <table:table-cell office:value-type="float" office:value="162.147277832031">
                <text:p>162.147277832031</text:p>
              </table:table-cell>
              <table:table-cell office:value-type="float" office:value="326.042114257812">
                <text:p>326.042114257812</text:p>
              </table:table-cell>
              <table:table-cell office:value-type="float" office:value="57.341682434082">
                <text:p>57.3416824340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70.83750417084">
                <text:p>4170.83750417084</text:p>
              </table:table-cell>
              <table:table-cell office:value-type="float" office:value="158.759857177734">
                <text:p>158.759857177734</text:p>
              </table:table-cell>
              <table:table-cell office:value-type="float" office:value="326.264007568359">
                <text:p>326.264007568359</text:p>
              </table:table-cell>
              <table:table-cell office:value-type="float" office:value="57.3557014465332">
                <text:p>57.3557014465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04.2042042042">
                <text:p>4204.2042042042</text:p>
              </table:table-cell>
              <table:table-cell office:value-type="float" office:value="156.407928466797">
                <text:p>156.407928466797</text:p>
              </table:table-cell>
              <table:table-cell office:value-type="float" office:value="326.744079589844">
                <text:p>326.744079589844</text:p>
              </table:table-cell>
              <table:table-cell office:value-type="float" office:value="56.8577613830566">
                <text:p>56.85776138305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37.57090423757">
                <text:p>4237.57090423757</text:p>
              </table:table-cell>
              <table:table-cell office:value-type="float" office:value="154.884185791016">
                <text:p>154.884185791016</text:p>
              </table:table-cell>
              <table:table-cell office:value-type="float" office:value="327.172271728516">
                <text:p>327.172271728516</text:p>
              </table:table-cell>
              <table:table-cell office:value-type="float" office:value="56.2587203979492">
                <text:p>56.25872039794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0.93760427094">
                <text:p>4270.93760427094</text:p>
              </table:table-cell>
              <table:table-cell office:value-type="float" office:value="153.18083190918">
                <text:p>153.18083190918</text:p>
              </table:table-cell>
              <table:table-cell office:value-type="float" office:value="327.240936279297">
                <text:p>327.240936279297</text:p>
              </table:table-cell>
              <table:table-cell office:value-type="float" office:value="56.3116493225098">
                <text:p>56.3116493225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4.3043043043">
                <text:p>4304.3043043043</text:p>
              </table:table-cell>
              <table:table-cell office:value-type="float" office:value="152.945571899414">
                <text:p>152.945571899414</text:p>
              </table:table-cell>
              <table:table-cell office:value-type="float" office:value="327.887542724609">
                <text:p>327.887542724609</text:p>
              </table:table-cell>
              <table:table-cell office:value-type="float" office:value="56.0267219543457">
                <text:p>56.02672195434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37.67100433767">
                <text:p>4337.67100433767</text:p>
              </table:table-cell>
              <table:table-cell office:value-type="float" office:value="150.994003295898">
                <text:p>150.994003295898</text:p>
              </table:table-cell>
              <table:table-cell office:value-type="float" office:value="327.925048828125">
                <text:p>327.925048828125</text:p>
              </table:table-cell>
              <table:table-cell office:value-type="float" office:value="56.1476631164551">
                <text:p>56.1476631164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71.03770437104">
                <text:p>4371.03770437104</text:p>
              </table:table-cell>
              <table:table-cell office:value-type="float" office:value="149.405120849609">
                <text:p>149.405120849609</text:p>
              </table:table-cell>
              <table:table-cell office:value-type="float" office:value="327.837799072266">
                <text:p>327.837799072266</text:p>
              </table:table-cell>
              <table:table-cell office:value-type="float" office:value="56.0113906860352">
                <text:p>56.0113906860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04.4044044044">
                <text:p>4404.4044044044</text:p>
              </table:table-cell>
              <table:table-cell office:value-type="float" office:value="148.299011230469">
                <text:p>148.299011230469</text:p>
              </table:table-cell>
              <table:table-cell office:value-type="float" office:value="327.857238769531">
                <text:p>327.857238769531</text:p>
              </table:table-cell>
              <table:table-cell office:value-type="float" office:value="55.9546966552734">
                <text:p>55.9546966552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